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verdana" svg:font-family="verdana, arial, helvetica, sans-serif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65in" table:align="margins" style:writing-mode="lr-tb"/>
    </style:style>
    <style:style style:name="Таблица1.A" style:family="table-column">
      <style:table-column-properties style:column-width="3.2479in" style:rel-column-width="32767*"/>
    </style:style>
    <style:style style:name="Таблица1.B" style:family="table-column">
      <style:table-column-properties style:column-width="3.2486in" style:rel-column-width="3276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officeooo:paragraph-rsid="000a0808"/>
    </style:style>
    <style:style style:name="P3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in" fo:margin-bottom="0in" loext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b6ecf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officeooo:paragraph-rsid="000a0808"/>
    </style:style>
    <style:style style:name="P10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1" style:font-size-complex="14pt"/>
    </style:style>
    <style:style style:name="P12" style:family="paragraph" style:parent-style-name="Standard_20__28_user_29_">
      <style:text-properties style:font-name="Times New Roman" fo:font-size="14pt" officeooo:paragraph-rsid="000a0808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6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_20__28_user_29_"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_20__28_user_29_">
      <style:text-properties style:font-name="Times New Roman" fo:font-size="14pt" fo:font-weight="normal" officeooo:paragraph-rsid="000c98ee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_20__28_user_29_">
      <style:paragraph-properties fo:text-align="start" style:justify-single-word="false"/>
      <style:text-properties style:font-name="Times New Roman" fo:font-size="14pt" fo:font-weight="normal" officeooo:paragraph-rsid="0013526f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21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22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23" style:family="paragraph" style:parent-style-name="Standard_20__28_user_29_">
      <style:text-properties officeooo:paragraph-rsid="000a0808"/>
    </style:style>
    <style:style style:name="P24" style:family="paragraph" style:parent-style-name="Standard_20__28_user_29_">
      <style:paragraph-properties fo:margin-top="0in" fo:margin-bottom="0.111in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_20__28_user_29_">
      <style:paragraph-properties fo:margin-top="0in" fo:margin-bottom="0.111in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-0.5909in" fo:margin-right="0in" fo:margin-top="0in" fo:margin-bottom="0in" loext:contextual-spacing="false" fo:line-height="150%" fo:text-indent="0.7425in" style:auto-text-indent="false">
        <style:tab-stops>
          <style:tab-stop style:position="2.4673in"/>
        </style:tab-stops>
      </style:paragraph-properties>
      <style:text-properties style:font-name="Times New Roman" fo:font-size="14pt" officeooo:rsid="000c98ee" officeooo:paragraph-rsid="000a0808" style:font-size-asian="14pt" style:font-name-complex="Times New Roman1" style:font-size-complex="14pt"/>
    </style:style>
    <style:style style:name="P28" style:family="paragraph" style:parent-style-name="List_20_Paragraph">
      <style:paragraph-properties fo:margin-left="0in" fo:margin-right="0in" fo:margin-top="0in" fo:margin-bottom="0in" loext:contextual-spacing="true" fo:line-height="150%" fo:text-indent="0in" style:auto-text-indent="false">
        <style:tab-stops>
          <style:tab-stop style:position="2.4673in"/>
        </style:tab-stops>
      </style:paragraph-properties>
      <style:text-properties style:font-name="Times New Roman" fo:font-size="14pt" officeooo:rsid="0012a4ce" officeooo:paragraph-rsid="0012a4ce" style:font-size-asian="14pt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writing-mode="lr-tb">
        <style:tab-stops>
          <style:tab-stop style:position="2.4673in"/>
        </style:tab-stops>
      </style:paragraph-properties>
      <style:text-properties style:font-name="Times New Roman" fo:font-size="14pt" fo:font-weight="normal" officeooo:rsid="002e32b0" officeooo:paragraph-rsid="00127496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30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31" style:family="paragraph" style:parent-style-name="Standard"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32" style:family="paragraph" style:parent-style-name="Table_20_Contents">
      <style:text-properties officeooo:rsid="0012a4ce" officeooo:paragraph-rsid="0012a4ce"/>
    </style:style>
    <style:style style:name="P33" style:family="paragraph" style:parent-style-name="Table_20_Contents">
      <style:text-properties fo:font-variant="normal" fo:text-transform="none" fo:color="#000000" style:font-name="verdana" fo:font-size="9.75pt" fo:letter-spacing="normal" fo:font-style="normal" fo:font-weight="normal" officeooo:rsid="0012a4ce" officeooo:paragraph-rsid="0012a4ce"/>
    </style:style>
    <style:style style:name="P34" style:family="paragraph" style:parent-style-name="Table_20_Contents">
      <style:text-properties officeooo:paragraph-rsid="0012a4ce"/>
    </style:style>
    <style:style style:name="P35" style:family="paragraph" style:parent-style-name="Table_20_Contents">
      <style:text-properties officeooo:rsid="0013526f" officeooo:paragraph-rsid="0013526f"/>
    </style:style>
    <style:style style:name="P36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1" style:font-size-complex="14pt"/>
    </style:style>
    <style:style style:name="P37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1" style:font-size-complex="14pt"/>
    </style:style>
    <style:style style:name="P38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1" style:font-size-complex="14pt"/>
    </style:style>
    <style:style style:name="P39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1" style:font-size-complex="14pt"/>
    </style:style>
    <style:style style:name="P40" style:family="paragraph" style:parent-style-name="List_20_Paragraph" style:list-style-name="WWNum16">
      <style:text-properties style:font-name="Times New Roman" fo:font-size="14pt" officeooo:paragraph-rsid="000eedc6" style:font-size-asian="14pt" style:font-name-complex="Times New Roman1" style:font-size-complex="14pt"/>
    </style:style>
    <style:style style:name="P41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1" style:font-size-complex="14pt"/>
    </style:style>
    <style:style style:name="P42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fo:color="#000000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3" style:family="paragraph" style:parent-style-name="Standard" style:list-style-name="">
      <style:paragraph-properties fo:margin-left="0in" fo:margin-right="0in" fo:margin-top="0.139in" fo:margin-bottom="0in" loext:contextual-spacing="false" fo:line-height="105%" fo:keep-together="always" fo:text-indent="0in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4" style:family="paragraph" style:parent-style-name="Standard" style:list-style-name="L1"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1" style:font-size-complex="14pt" style:font-weight-complex="normal"/>
    </style:style>
    <style:style style:name="P45" style:family="paragraph" style:parent-style-name="Standard">
      <style:text-properties fo:color="#000000" style:font-name="TimesNewRoman" fo:font-size="14pt" fo:font-weight="normal" officeooo:rsid="002c272f" officeooo:paragraph-rsid="000b6ecf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 style:list-style-name="L2">
      <style:paragraph-properties fo:margin-top="0in" fo:margin-bottom="0in" loext:contextual-spacing="false" fo:line-height="100%" style:vertical-align="baseline"/>
      <style:text-properties fo:color="#000000" style:font-name="TimesNewRoman" fo:font-size="14pt" fo:font-weight="normal" officeooo:rsid="002c272f" officeooo:paragraph-rsid="000b6ecf" style:letter-kerning="true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 style:list-style-name="L3">
      <style:paragraph-properties fo:margin-top="0in" fo:margin-bottom="0in" loext:contextual-spacing="false" fo:line-height="150%" fo:text-align="start" style:justify-single-word="false">
        <style:tab-stops>
          <style:tab-stop style:position="2.3689in"/>
        </style:tab-stops>
      </style:paragraph-properties>
      <style:text-properties style:font-name="TimesNewRoman" fo:font-size="14pt" officeooo:paragraph-rsid="000b6ecf" style:font-size-asian="14pt" style:font-name-complex="Times New Roman1" style:font-size-complex="14pt"/>
    </style:style>
    <style:style style:name="P48" style:family="paragraph" style:parent-style-name="Standard" style:list-style-name="L3">
      <style:paragraph-properties fo:margin-top="0in" fo:margin-bottom="0in" loext:contextual-spacing="false" fo:line-height="150%" fo:text-align="start" style:justify-single-word="false">
        <style:tab-stops>
          <style:tab-stop style:position="2.3689in"/>
        </style:tab-stops>
      </style:paragraph-properties>
      <style:text-properties style:font-name="TimesNewRoman" fo:font-size="14pt" fo:font-weight="bold" officeooo:paragraph-rsid="000b6ecf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 style:list-style-name="L3">
      <style:paragraph-properties fo:margin-top="0in" fo:margin-bottom="0in" loext:contextual-spacing="false" fo:line-height="150%" fo:text-align="start" style:justify-single-word="false">
        <style:tab-stops>
          <style:tab-stop style:position="2.3689in"/>
        </style:tab-stops>
      </style:paragraph-properties>
      <style:text-properties style:font-name="TimesNewRoman" fo:font-size="14pt" fo:font-weight="bold" officeooo:rsid="00127496" officeooo:paragraph-rsid="00127496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 style:list-style-name="L3">
      <style:paragraph-properties fo:margin-top="0in" fo:margin-bottom="0in" loext:contextual-spacing="false" fo:line-height="150%" fo:text-align="start" style:justify-single-word="false">
        <style:tab-stops>
          <style:tab-stop style:position="2.3689in"/>
        </style:tab-stops>
      </style:paragraph-properties>
      <style:text-properties style:font-name="TimesNewRoman" fo:font-size="14pt" fo:font-weight="normal" officeooo:rsid="00127496" officeooo:paragraph-rsid="00127496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font-name="Times New Roman" fo:font-size="14pt" officeooo:paragraph-rsid="0017f21c" style:font-size-asian="14pt" style:font-name-complex="Times New Roman1" style:font-size-complex="14pt"/>
    </style:style>
    <style:style style:name="P52" style:family="paragraph" style:parent-style-name="Standard">
      <style:paragraph-properties fo:margin-top="0in" fo:margin-bottom="0in" loext:contextual-spacing="false"/>
      <style:text-properties style:font-name="Times New Roman" fo:font-size="14pt" officeooo:rsid="0017f21c" officeooo:paragraph-rsid="0017f21c" style:font-size-asian="14pt" style:font-name-complex="Times New Roman1" style:font-size-complex="14pt"/>
    </style:style>
    <style:style style:name="P53" style:family="paragraph" style:parent-style-name="Standard">
      <style:paragraph-properties fo:margin-top="0in" fo:margin-bottom="0in" loext:contextual-spacing="false"/>
      <style:text-properties style:font-name="Times New Roman" fo:font-size="10pt" officeooo:rsid="0017f21c" officeooo:paragraph-rsid="0017f21c" style:font-size-asian="10pt" style:font-name-complex="Times New Roman1" style:font-size-complex="10pt"/>
    </style:style>
    <style:style style:name="P54" style:family="paragraph" style:parent-style-name="Standard" style:list-style-name="L3" style:master-page-name="">
      <loext:graphic-properties draw:fill="none"/>
      <style:paragraph-properties fo:margin-left="0.2362in" fo:margin-right="0in" fo:margin-top="0in" fo:margin-bottom="0in" loext:contextual-spacing="false" fo:line-height="150%" fo:text-align="start" style:justify-single-word="false" fo:orphans="0" fo:widows="0" fo:hyphenation-ladder-count="no-limit" fo:text-indent="-0.2756in" style:auto-text-indent="false" style:page-number="auto" fo:background-color="transparent" style:vertical-align="baseline" style:writing-mode="lr-tb">
        <style:tab-stops>
          <style:tab-stop style:position="0.5728in"/>
          <style:tab-stop style:position="2.3689in"/>
        </style:tab-stops>
      </style:paragraph-properties>
      <style:text-properties style:font-name="TimesNewRoman" fo:font-size="14pt" fo:font-weight="bold" officeooo:rsid="0012a4ce" officeooo:paragraph-rsid="0012a4ce" style:font-size-asian="14pt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/>
      <style:paragraph-properties fo:margin-left="0.2362in" fo:margin-right="0in" fo:margin-top="0in" fo:margin-bottom="0in" loext:contextual-spacing="false" fo:line-height="150%" fo:text-align="start" style:justify-single-word="false" fo:orphans="0" fo:widows="0" fo:hyphenation-ladder-count="no-limit" fo:text-indent="-0.2756in" style:auto-text-indent="false" fo:background-color="transparent" style:vertical-align="baseline" style:writing-mode="lr-tb">
        <style:tab-stops>
          <style:tab-stop style:position="0.5728in"/>
          <style:tab-stop style:position="2.3689in"/>
        </style:tab-stops>
      </style:paragraph-properties>
      <style:text-properties style:font-name="TimesNewRoman" fo:font-size="14pt" fo:font-weight="normal" officeooo:rsid="0012a4ce" officeooo:paragraph-rsid="0012a4ce" style:font-size-asian="14pt" style:font-weight-asian="normal" style:font-name-complex="Times New Roman1" style:font-size-complex="14pt" style:font-weight-complex="normal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.111in" loext:contextual-spacing="false" fo:line-height="100%"/>
      <style:text-properties style:font-name="Times New Roman" fo:font-size="14pt" officeooo:paragraph-rsid="0016845d" style:font-size-asian="14pt" style:font-name-complex="Times New Roman1" style:font-size-complex="14pt"/>
    </style:style>
    <style:style style:name="P57" style:family="paragraph" style:parent-style-name="Standard">
      <style:paragraph-properties fo:margin-top="0in" fo:margin-bottom="0.111in" loext:contextual-spacing="false" fo:line-height="100%" fo:text-align="justify" style:justify-single-word="false"/>
      <style:text-properties style:font-name="Times New Roman" fo:font-size="14pt" officeooo:paragraph-rsid="0016845d" style:font-size-asian="14pt" style:font-name-complex="Times New Roman1" style:font-size-complex="14pt"/>
    </style:style>
    <style:style style:name="P58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1" style:font-size-complex="14pt"/>
    </style:style>
    <style:style style:name="P59" style:family="paragraph" style:parent-style-name="Standard_20__28_user_29_">
      <style:paragraph-properties fo:margin-top="0in" fo:margin-bottom="0in" loext:contextual-spacing="false"/>
      <style:text-properties style:font-name="Times New Roman" fo:font-size="14pt" officeooo:paragraph-rsid="0017f21c" style:font-size-asian="14pt" style:font-name-complex="Times New Roman1" style:font-size-complex="14pt"/>
    </style:style>
    <style:style style:name="P60" style:family="paragraph" style:parent-style-name="Standard_20__28_user_29_">
      <style:paragraph-properties fo:margin-top="0in" fo:margin-bottom="0in" loext:contextual-spacing="false"/>
      <style:text-properties style:font-name="Times New Roman" fo:font-size="10pt" officeooo:rsid="0017f21c" officeooo:paragraph-rsid="0017f21c" style:font-size-asian="10pt" style:font-name-complex="Times New Roman1" style:font-size-complex="10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7f21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27496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127496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17f21c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officeooo:rsid="0017f21c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fo:font-weight="bold" officeooo:rsid="000eedc6" style:font-weight-asian="bold" style:font-weight-complex="bold"/>
    </style:style>
    <style:style style:name="T12" style:family="text">
      <style:text-properties fo:color="#000000" fo:font-weight="bold" officeooo:rsid="0013526f" style:font-weight-asian="bold" style:font-weight-complex="bold"/>
    </style:style>
    <style:style style:name="T13" style:family="text">
      <style:text-properties fo:color="#000000" fo:font-weight="normal" officeooo:rsid="0013526f"/>
    </style:style>
    <style:style style:name="T14" style:family="text">
      <style:text-properties fo:color="#000000" fo:font-weight="normal" officeooo:rsid="0013526f" style:font-weight-asian="normal" style:font-weight-complex="normal"/>
    </style:style>
    <style:style style:name="T15" style:family="text">
      <style:text-properties fo:color="#000000" fo:font-weight="normal" officeooo:rsid="0017f21c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27496" style:font-weight-asian="normal" style:font-weight-complex="normal"/>
    </style:style>
    <style:style style:name="T18" style:family="text">
      <style:text-properties officeooo:rsid="00127496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12a4ce"/>
    </style:style>
    <style:style style:name="T2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verdana" fo:font-size="9.75pt" fo:letter-spacing="normal" fo:font-style="normal" fo:font-weight="normal" officeooo:rsid="0012a4ce"/>
    </style:style>
    <style:style style:name="T24" style:family="text">
      <style:text-properties officeooo:rsid="0013526f"/>
    </style:style>
    <style:style style:name="T25" style:family="text">
      <style:text-properties officeooo:rsid="0017f21c"/>
    </style:style>
    <style:style style:name="T26" style:family="text">
      <style:text-properties fo:color="#0563c1" style:font-name="Times New Roman" fo:font-size="14pt" fo:language="ru" fo:country="RU" style:text-underline-style="solid" style:text-underline-width="auto" style:text-underline-color="font-color" officeooo:rsid="0017f21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27" style:family="text">
      <style:text-properties officeooo:rsid="000eedc6"/>
    </style:style>
    <style:style style:name="T28" style:family="text">
      <style:text-properties officeooo:rsid="0013526f" style:font-weight-asian="normal" style:font-weight-complex="normal"/>
    </style:style>
    <style:style style:name="T29" style:family="text">
      <style:text-properties fo:color="#bbb529" style:font-name="JetBrains Mono" fo:font-size="12pt" fo:font-style="normal" fo:font-weight="normal" style:font-size-asian="12pt" style:font-style-asian="normal" style:font-weight-asian="normal"/>
    </style:style>
    <style:style style:name="T30" style:family="text">
      <style:text-properties fo:color="#bbb529" style:font-name="JetBrains Mono" fo:font-size="12pt" fo:font-style="normal" fo:font-weight="normal" officeooo:rsid="0017f21c" style:font-size-asian="12pt" style:font-style-asian="normal" style:font-weight-asian="normal" style:font-weight-complex="normal"/>
    </style:style>
    <style:style style:name="T31" style:family="text">
      <style:text-properties fo:color="#908b25" style:font-name="JetBrains Mono" fo:font-size="12pt" fo:font-style="normal" fo:font-weight="normal" style:font-size-asian="12pt" style:font-style-asian="normal" style:font-weight-asian="normal"/>
    </style:style>
    <style:style style:name="T32" style:family="text">
      <style:text-properties fo:color="#6a8759" style:font-name="JetBrains Mono" fo:font-size="12pt" fo:font-style="normal" fo:font-weight="normal" style:font-size-asian="12pt" style:font-style-asian="normal" style:font-weight-asian="normal"/>
    </style:style>
    <style:style style:name="T33" style:family="text">
      <style:text-properties fo:color="#cc7832" style:font-name="JetBrains Mono" fo:font-size="12pt" fo:font-style="normal" fo:font-weight="normal" style:font-size-asian="12pt" style:font-style-asian="normal" style:font-weight-asian="normal"/>
    </style:style>
    <style:style style:name="T34" style:family="text">
      <style:text-properties fo:color="#b5b6e3" style:font-name="JetBrains Mono" fo:font-size="12pt" fo:font-style="normal" fo:font-weight="normal" style:font-size-asian="12pt" style:font-style-asian="normal" style:font-weight-asian="normal"/>
    </style:style>
    <style:style style:name="T35" style:family="text">
      <style:text-properties fo:color="#a9b7c6" style:font-name="JetBrains Mono" fo:font-size="12pt" fo:font-style="normal" fo:font-weight="normal" style:font-size-asian="12pt" style:font-style-asian="normal" style:font-weight-asian="normal"/>
    </style:style>
    <style:style style:name="T36" style:family="text">
      <style:text-properties fo:color="#9373a5" style:font-name="JetBrains Mono" fo:font-size="12pt" fo:font-style="normal" fo:font-weight="normal" style:font-size-asian="12pt" style:font-style-asian="normal" style:font-weight-asian="normal"/>
    </style:style>
    <style:style style:name="T37" style:family="text">
      <style:text-properties fo:color="#ffc66d" style:font-name="JetBrains Mono" fo:font-size="12pt" fo:font-style="normal" fo:font-weight="normal" style:font-size-asian="12pt" style:font-style-asian="normal" style:font-weight-asian="normal"/>
    </style:style>
    <style:style style:name="T38" style:family="text">
      <style:text-properties fo:color="#6897bb" style:font-name="JetBrains Mono" fo:font-size="12pt" fo:font-style="normal" fo:font-weight="normal" style:font-size-asian="12pt" style:font-style-asian="normal" style:font-weight-asian="normal"/>
    </style:style>
    <style:style style:name="T39" style:family="text">
      <style:text-properties fo:color="#5f8c8a" style:font-name="JetBrains Mono" fo:font-size="12pt" fo:font-style="normal" fo:font-weight="normal" style:font-size-asian="12pt" style:font-style-asian="normal" style:font-weight-asian="normal"/>
    </style:style>
    <style:style style:name="T40" style:family="text">
      <style:text-properties fo:color="#b9bcd1" style:font-name="JetBrains Mono" fo:font-size="12pt" fo:font-style="normal" fo:font-weight="normal" style:font-size-asian="12pt" style:font-style-asian="normal" style:font-weight-asian="normal"/>
    </style:style>
    <style:style style:name="T41" style:family="text">
      <style:text-properties fo:color="#808080" style:font-name="JetBrains Mono" fo:font-size="12pt" fo:font-style="normal" fo:font-weight="normal" style:font-size-asian="12pt" style:font-style-asian="normal" style:font-weight-asian="normal"/>
    </style:style>
    <style:style style:name="T42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осковский Авиационный Институт</text:p>
      <text:p text:style-name="P11">(Национальный Исследовательский Университет)</text:p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20"/>
      <text:p text:style-name="P20"/>
      <text:p text:style-name="P22"><text:span text:style-name="T3">Лабораторная работа №</text:span><text:span text:style-name="T4">6</text:span><text:span text:style-name="T3"> по курсу</text:span></text:p>
      <text:p text:style-name="P13">«Операционные системы»</text:p>
      <text:p text:style-name="P13"/>
      <text:p text:style-name="P22"/>
      <text:p text:style-name="P21"/>
      <text:p text:style-name="P20"/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5">Студент: </text:span><text:span text:style-name="T10">Васютинский Вадим Александрович</text:span></text:p>
      <text:p text:style-name="P9"><text:span text:style-name="T5">Группа: М8О-</text:span><text:span text:style-name="T6">2</text:span><text:span text:style-name="T5">0</text:span><text:span text:style-name="T6">8</text:span><text:span text:style-name="T5">Б-</text:span><text:span text:style-name="T6">20</text:span></text:p>
      <text:p text:style-name="P9"><text:span text:style-name="T5">Вариант: </text:span><text:span text:style-name="T8">31</text:span></text:p>
      <text:p text:style-name="P3">Преподаватель: Миронов Евгений Сергеевич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1</text:p>
      <text:p text:style-name="P14"><text:soft-page-break/>Содержание</text:p>
      <text:list xml:id="list937479908" text:style-name="WWNum12">
        <text:list-item text:start-value="1">
          <text:p text:style-name="P36">Репозиторий</text:p>
        </text:list-item>
        <text:list-item text:style-override="WWNum13">
          <text:p text:style-name="P37">Постановка задачи</text:p>
        </text:list-item>
        <text:list-item text:style-override="WWNum14">
          <text:p text:style-name="P38">Общие сведения о программе</text:p>
        </text:list-item>
        <text:list-item text:style-override="WWNum16">
          <text:p text:style-name="P39">Исходный код</text:p>
        </text:list-item>
        <text:list-item text:style-override="WWNum16">
          <text:p text:style-name="P40"><text:span text:style-name="T27">Сборка программы</text:span></text:p>
        </text:list-item>
        <text:list-item text:style-override="WWNum18">
          <text:p text:style-name="P41">Выводы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Репозиторий</text:p>
      <text:p text:style-name="P23"><text:soft-page-break/><text:span text:style-name="Internet_20_link"><text:span text:style-name="T1">https://github.com/</text:span></text:span><text:span text:style-name="Internet_20_link"><text:span text:style-name="T26">GroundPeeker</text:span></text:span><text:span text:style-name="Internet_20_link"><text:span text:style-name="T1">/OS/tree/master/lab</text:span></text:span><text:span text:style-name="Internet_20_link"><text:span text:style-name="T2">6</text:span></text:span></text:p>
      <text:p text:style-name="P12"/>
      <text:p text:style-name="P14">Постановка задачи</text:p>
      <text:h text:style-name="P42" text:outline-level="2">Цель работы</text:h>
      <text:p text:style-name="P31">Целью является приобретение практических навыков в:</text:p>
      <text:list xml:id="list4096172176" text:style-name="L1">
        <text:list-item>
          <text:p text:style-name="P44">Управлении серверами сообщений (№6)</text:p>
        </text:list-item>
        <text:list-item>
          <text:p text:style-name="P44">Применение отложенных вычислений (№7)</text:p>
        </text:list-item>
        <text:list-item>
          <text:p text:style-name="P44">Интеграция программных систем друг с другом (№8)</text:p>
        </text:list-item>
      </text:list>
      <text:h text:style-name="P43" text:outline-level="2">Задание</text:h>
      <text:p text:style-name="P45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</text:p>
      <text:p text:style-name="P45">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</text:p>
      <text:list xml:id="list2481625435" text:style-name="L2">
        <text:list-header>
          <text:p text:style-name="P46"/>
        </text:list-header>
      </text:list>
      <text:list xml:id="list2132490309" text:style-name="L3">
        <text:list-item>
          <text:p text:style-name="P47"><text:span text:style-name="T20">Создание нового вычислительного узла</text:span> <text:span text:style-name="T18">(Формат команды: create id [parent])</text:span></text:p>
        </text:list-item>
        <text:list-item>
          <text:p text:style-name="P48">Исполнение команды на вычислительном узле <text:span text:style-name="T17">(Формат команды: exec id [params])</text:span></text:p>
        </text:list-item>
        <text:list-item>
          <text:p text:style-name="P49">Проверка доступности узла<text:span text:style-name="T16"> (Формат команды: ping id)</text:span></text:p>
        </text:list-item>
        <text:list-item>
          <text:p text:style-name="P49">Удаление узла<text:span text:style-name="T16"> (Формат команды remove id)</text:span></text:p>
          <text:p text:style-name="P54">Вариант №<text:span text:style-name="T25">31</text:span>: <text:span text:style-name="T16">топология — список, команда — работа с локальным словарем, проверка доступности — ping id.</text:span></text:p>
        </text:list-item>
      </text:list>
      <text:p text:style-name="P55"/>
      <text:p text:style-name="P55"/>
      <text:list xml:id="list231119898540043" text:continue-numbering="true" text:style-name="L3">
        <text:list-header>
          <text:p text:style-name="P50"/>
        </text:list-header>
      </text:list>
      <text:p text:style-name="P8">Общие сведения о программе</text:p>
      <text:p text:style-name="P29"><text:soft-page-break/>Связь между вычислительными узлами будем поддерживать с помощью ZMQ_PAIR. При инициализации установить время ожидания ZMQ_SNDTIMEO и ZMQ_RECVTIMEO, чтобы предусмотреть случай, когда дочерний процесс был убит. Для обмена информацией будем использовать специальную структуру node_token_t, в которой есть перечислимое поле actions. Вычислительные узлы обрабатывают каждое сообщение: если идентификатор сообщения не совпадает с идентификатором узла, то он отправляет сообщение дальше и ждёт ответа снизу. <text:s/></text:p>
      <text:p text:style-name="P7">Общий метод и алгоритм решения</text:p>
      <text:p text:style-name="P27"/>
      <text:p text:style-name="P28">Используемые методы системные вызовы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595410353088">
          <table:table-cell table:style-name="Таблица1.A1" office:value-type="string">
            <text:p text:style-name="P32">zmq_ctx_new()</text:p>
          </table:table-cell>
          <table:table-cell table:style-name="Таблица1.B1" office:value-type="string">
            <text:p text:style-name="P30"><text:span text:style-name="T21">Создает</text:span> <text:span text:style-name="T21">новый</text:span> ØMQ <text:span text:style-name="T21">контекст</text:span></text:p>
          </table:table-cell>
        </table:table-row>
        <table:table-row table:style-name="TableLine94595410393232">
          <table:table-cell table:style-name="Таблица1.A2" office:value-type="string">
            <text:p text:style-name="Table_20_Contents">void *zmq_socket (void *context, int type);</text:p>
          </table:table-cell>
          <table:table-cell table:style-name="Таблица1.B2" office:value-type="string">
            <text:p text:style-name="P30"><text:span text:style-name="T21">Создает</text:span> ØMQ <text:span text:style-name="T21">сокет</text:span></text:p>
          </table:table-cell>
        </table:table-row>
        <table:table-row table:style-name="TableLine94595410394624">
          <table:table-cell table:style-name="Таблица1.A2" office:value-type="string">
            <text:p text:style-name="Table_20_Contents">int zmq_setsockopt (void *socket, int option_name, const void *option_value, size_t option_len);</text:p>
          </table:table-cell>
          <table:table-cell table:style-name="Таблица1.B2" office:value-type="string">
            <text:p text:style-name="P34"><text:span text:style-name="T21">Устанавливает </text:span><text:span text:style-name="T23">опции ØMQ сокета</text:span></text:p>
          </table:table-cell>
        </table:table-row>
        <table:table-row table:style-name="TableLine94595410395264">
          <table:table-cell table:style-name="Таблица1.A2" office:value-type="string">
            <text:p text:style-name="Table_20_Contents">int zmq_msg_init (zmq_msg_t *msg);</text:p>
          </table:table-cell>
          <table:table-cell table:style-name="Таблица1.B2" office:value-type="string">
            <text:p text:style-name="P34"><text:span text:style-name="T21">Инициализирует пустое </text:span><text:span text:style-name="Strong_20_Emphasis"><text:span text:style-name="T22">ØMQ</text:span></text:span><text:span text:style-name="Strong_20_Emphasis"><text:span text:style-name="T23"> сообщение</text:span></text:span></text:p>
          </table:table-cell>
        </table:table-row>
        <table:table-row table:style-name="TableLine94595410395904">
          <table:table-cell table:style-name="Таблица1.A2" office:value-type="string">
            <text:p text:style-name="Table_20_Contents">int zmq_msg_recv (zmq_msg_t *msg, void *socket, int flags);</text:p>
          </table:table-cell>
          <table:table-cell table:style-name="Таблица1.B2" office:value-type="string">
            <text:p text:style-name="P32">Получает часть сообщения из сокета</text:p>
          </table:table-cell>
        </table:table-row>
        <table:table-row table:style-name="TableLine94595410396544">
          <table:table-cell table:style-name="Таблица1.A2" office:value-type="string">
            <text:p text:style-name="Table_20_Contents">int zmq_msg_close (zmq_msg_t *msg);</text:p>
          </table:table-cell>
          <table:table-cell table:style-name="Таблица1.B2" office:value-type="string">
            <text:p text:style-name="Table_20_Contents"><text:span text:style-name="T21">Ос</text:span>вобо<text:span text:style-name="T21">ждает</text:span> сообщение ØMQ</text:p>
          </table:table-cell>
        </table:table-row>
        <table:table-row table:style-name="TableLine94595410397296">
          <table:table-cell table:style-name="Таблица1.A2" office:value-type="string">
            <text:p text:style-name="Table_20_Contents">int zmq_msg_init_size (zmq_msg_t *msg, size_t size);</text:p>
          </table:table-cell>
          <table:table-cell table:style-name="Таблица1.B2" office:value-type="string">
            <text:p text:style-name="P32">Инициализирует <text:span text:style-name="Strong_20_Emphasis"><text:span text:style-name="T22">ØMQ сообщение определенного размера</text:span></text:span></text:p>
          </table:table-cell>
        </table:table-row>
        <table:table-row table:style-name="TableLine94595410398096">
          <table:table-cell table:style-name="Таблица1.A2" office:value-type="string">
            <text:p text:style-name="Table_20_Contents">int zmq_msg_init_data (zmq_msg_t *msg, void *data, size_t size, zmq_free_fn *ffn, void *hint);</text:p>
          </table:table-cell>
          <table:table-cell table:style-name="Таблица1.B2" office:value-type="string">
            <text:p text:style-name="P32">Инициализирует сообщение ØMQ из предоставленного буфера.</text:p>
          </table:table-cell>
        </table:table-row>
        <table:table-row table:style-name="TableLine94595410398896">
          <table:table-cell table:style-name="Таблица1.A2" office:value-type="string">
            <text:p text:style-name="Table_20_Contents">int zmq_msg_send (zmq_msg_t *msg, void *socket, int flags);</text:p>
          </table:table-cell>
          <table:table-cell table:style-name="Таблица1.B2" office:value-type="string">
            <text:p text:style-name="P32">Отправляет часть сообщения на сокет</text:p>
          </table:table-cell>
        </table:table-row>
        <table:table-row table:style-name="TableLine94595410399616">
          <table:table-cell table:style-name="Таблица1.A2" office:value-type="string">
            <text:p text:style-name="Table_20_Contents">int zmq_bind (void *socket, const char *endpoint);</text:p>
          </table:table-cell>
          <table:table-cell table:style-name="Таблица1.B2" office:value-type="string">
            <text:p text:style-name="P32">Принимает входящие соединения на сокет</text:p>
          </table:table-cell>
        </table:table-row>
        <table:table-row table:style-name="TableLine94595410400416">
          <table:table-cell table:style-name="Таблица1.A2" office:value-type="string">
            <text:p text:style-name="Table_20_Contents">int zmq_close (void * socket );</text:p>
          </table:table-cell>
          <table:table-cell table:style-name="Таблица1.B2" office:value-type="string">
            <text:p text:style-name="P32">Закрывает сокет ØMQ</text:p>
          </table:table-cell>
        </table:table-row>
        <table:table-row table:style-name="TableLine94595410401216">
          <table:table-cell table:style-name="Таблица1.A2" office:value-type="string">
            <text:p text:style-name="Table_20_Contents">int zmq_ctx_term (void * context );</text:p>
          </table:table-cell>
          <table:table-cell table:style-name="Таблица1.B2" office:value-type="string">
            <text:p text:style-name="P33">Уничтожает контекст ØMQ</text:p>
          </table:table-cell>
        </table:table-row>
        <table:table-row table:style-name="TableLine94595410402016">
          <table:table-cell table:style-name="Таблица1.A2" office:value-type="string">
            <text:p text:style-name="P35">assert(expr)</text:p>
          </table:table-cell>
          <table:table-cell table:style-name="Таблица1.B2" office:value-type="string">
            <text:p text:style-name="P32"><text:span text:style-name="T24">П</text:span>рекращает работу программы при ложном утверждении</text:p>
          </table:table-cell>
        </table:table-row>
      </table:table>
      <text:p text:style-name="P28"/>
      <text:p text:style-name="P26"/>
      <text:p text:style-name="P6"/>
      <text:p text:style-name="P7">Исходный код</text:p>
      <text:p text:style-name="P59"><text:span text:style-name="symbol0_5f_c"><text:span text:style-name="T15">topology.h</text:span></text:span></text:p>
      <text:p text:style-name="P51"><text:span text:style-name="symbol0_5f_c"><text:span text:style-name="T30">#ifndef </text:span></text:span><text:span text:style-name="T31">LAB6_8_TOPOLOGY_H</text:span><text:line-break/><text:span text:style-name="T29">#define </text:span><text:span text:style-name="T31">LAB6_8_TOPOLOGY_H</text:span><text:line-break/><text:span text:style-name="T29">#include </text:span><text:span text:style-name="T32">&lt;list&gt;</text:span><text:line-break/><text:span text:style-name="T29">#include </text:span><text:span text:style-name="T32">&lt;stdexcept&gt;</text:span><text:line-break/><text:soft-page-break/><text:line-break/><text:line-break/><text:span text:style-name="T29">#include </text:span><text:span text:style-name="T32">&lt;list&gt;</text:span><text:line-break/><text:span text:style-name="T29">#include </text:span><text:span text:style-name="T32">&lt;stdexcept&gt;</text:span><text:line-break/><text:line-break/><text:line-break/><text:span text:style-name="T33">class </text:span><text:span text:style-name="T34">Topology </text:span><text:span text:style-name="T35">{</text:span><text:line-break/><text:span text:style-name="T33">private</text:span><text:span text:style-name="T35">:</text:span><text:line-break/><text:span text:style-name="T35"> <text:s text:c="3"/></text:span><text:span text:style-name="T34">std</text:span><text:span text:style-name="T35">::</text:span><text:span text:style-name="T34">list</text:span><text:span text:style-name="T35">&lt;</text:span><text:span text:style-name="T34">std</text:span><text:span text:style-name="T35">::</text:span><text:span text:style-name="T34">list</text:span><text:span text:style-name="T35">&lt;</text:span><text:span text:style-name="T33">int</text:span><text:span text:style-name="T35">&gt;&gt; </text:span><text:span text:style-name="T36">container</text:span><text:span text:style-name="T33">;</text:span><text:line-break/><text:line-break/><text:span text:style-name="T33">public</text:span><text:span text:style-name="T35">:</text:span><text:line-break/><text:span text:style-name="T35"> <text:s text:c="3"/></text:span><text:span text:style-name="T33">void </text:span><text:span text:style-name="T37">Insert</text:span><text:span text:style-name="T35">(</text:span><text:span text:style-name="T33">int </text:span><text:span text:style-name="T35">id</text:span><text:span text:style-name="T33">, int </text:span><text:span text:style-name="T35">parent_id) {</text:span><text:line-break/><text:span text:style-name="T35"> <text:s text:c="7"/></text:span><text:span text:style-name="T33">if </text:span><text:span text:style-name="T35">(parent_id == -</text:span><text:span text:style-name="T38">1</text:span><text:span text:style-name="T35">) {</text:span><text:line-break/><text:span text:style-name="T35"> <text:s text:c="11"/></text:span><text:span text:style-name="T34">std</text:span><text:span text:style-name="T35">::</text:span><text:span text:style-name="T34">list</text:span><text:span text:style-name="T35">&lt;</text:span><text:span text:style-name="T33">int</text:span><text:span text:style-name="T35">&gt; new_list</text:span><text:span text:style-name="T33">;</text:span><text:line-break/><text:span text:style-name="T33"> <text:s text:c="11"/></text:span><text:span text:style-name="T35">new_list.push_back(id)</text:span><text:span text:style-name="T33">;</text:span><text:line-break/><text:span text:style-name="T33"> <text:s text:c="11"/></text:span><text:span text:style-name="T36">container</text:span><text:span text:style-name="T35">.push_back(new_list)</text:span><text:span text:style-name="T33">;</text:span><text:line-break/><text:span text:style-name="T33"> <text:s text:c="7"/></text:span><text:span text:style-name="T35">}</text:span><text:line-break/><text:span text:style-name="T35"> <text:s text:c="7"/></text:span><text:span text:style-name="T33">else </text:span><text:span text:style-name="T35">{</text:span><text:line-break/><text:span text:style-name="T35"> <text:s text:c="11"/></text:span><text:span text:style-name="T33">int </text:span><text:span text:style-name="T35">list_id = Find(parent_id)</text:span><text:span text:style-name="T33">;</text:span><text:line-break/><text:span text:style-name="T33"> <text:s text:c="11"/>if </text:span><text:span text:style-name="T35">(list_id == -</text:span><text:span text:style-name="T38">1</text:span><text:span text:style-name="T35">) {</text:span><text:line-break/><text:span text:style-name="T35"> <text:s text:c="15"/></text:span><text:span text:style-name="T33">throw </text:span><text:span text:style-name="T34">std</text:span><text:span text:style-name="T35">::runtime_error(</text:span><text:span text:style-name="T32">"Wrong parent id"</text:span><text:span text:style-name="T35">)</text:span><text:span text:style-name="T33">;</text:span><text:line-break/><text:span text:style-name="T33"> <text:s text:c="11"/></text:span><text:span text:style-name="T35">}</text:span><text:line-break/><text:span text:style-name="T35"> <text:s text:c="11"/></text:span><text:span text:style-name="T33">auto </text:span><text:span text:style-name="T35">it1 = </text:span><text:span text:style-name="T36">container</text:span><text:span text:style-name="T35">.begin()</text:span><text:span text:style-name="T33">;</text:span><text:line-break/><text:span text:style-name="T33"> <text:s text:c="11"/></text:span><text:span text:style-name="T34">std</text:span><text:span text:style-name="T35">::advance(it1</text:span><text:span text:style-name="T33">, </text:span><text:span text:style-name="T35">list_id)</text:span><text:span text:style-name="T33">;</text:span><text:line-break/><text:span text:style-name="T33"> <text:s text:c="11"/>for </text:span><text:span text:style-name="T35">(</text:span><text:span text:style-name="T33">auto </text:span><text:span text:style-name="T35">it2 = it1</text:span><text:span text:style-name="T39">-&gt;</text:span><text:span text:style-name="T35">begin()</text:span><text:span text:style-name="T33">; </text:span><text:span text:style-name="T35">it2 </text:span><text:span text:style-name="T39">!= </text:span><text:span text:style-name="T35">it1</text:span><text:span text:style-name="T39">-&gt;</text:span><text:span text:style-name="T35">end()</text:span><text:span text:style-name="T33">; </text:span><text:span text:style-name="T39">++</text:span><text:span text:style-name="T35">it2) {</text:span><text:line-break/><text:span text:style-name="T35"> <text:s text:c="15"/></text:span><text:span text:style-name="T33">if </text:span><text:span text:style-name="T35">(</text:span><text:span text:style-name="T39">*</text:span><text:span text:style-name="T35">it2 == parent_id) {</text:span><text:line-break/><text:span text:style-name="T35"> <text:s text:c="19"/>it1</text:span><text:span text:style-name="T39">-&gt;</text:span><text:span text:style-name="T35">insert(</text:span><text:span text:style-name="T39">++</text:span><text:span text:style-name="T35">it2</text:span><text:span text:style-name="T33">, </text:span><text:span text:style-name="T35">id)</text:span><text:span text:style-name="T33">;</text:span><text:line-break/><text:span text:style-name="T33"> <text:s text:c="19"/>return;</text:span><text:line-break/><text:span text:style-name="T33"> <text:s text:c="15"/></text:span><text:span text:style-name="T35">}</text:span><text:line-break/><text:span text:style-name="T35"> <text:s text:c="11"/>}</text:span><text:line-break/><text:span text:style-name="T35"> <text:s text:c="7"/>}</text:span><text:line-break/><text:span text:style-name="T35"> <text:s text:c="3"/>}</text:span><text:line-break/><text:line-break/><text:line-break/><text:span text:style-name="T35"> <text:s text:c="3"/></text:span><text:span text:style-name="T33">int </text:span><text:span text:style-name="T37">Find</text:span><text:span text:style-name="T35">(</text:span><text:span text:style-name="T33">int </text:span><text:span text:style-name="T35">id) {</text:span><text:line-break/><text:span text:style-name="T35"> <text:s text:c="7"/></text:span><text:span text:style-name="T33">int </text:span><text:span text:style-name="T35">cur_list_id = </text:span><text:span text:style-name="T38">0</text:span><text:span text:style-name="T33">;</text:span><text:line-break/><text:span text:style-name="T33"> <text:s text:c="7"/>for </text:span><text:span text:style-name="T35">(</text:span><text:span text:style-name="T33">auto </text:span><text:span text:style-name="T35">it1 = </text:span><text:span text:style-name="T36">container</text:span><text:span text:style-name="T35">.begin()</text:span><text:span text:style-name="T33">; </text:span><text:span text:style-name="T35">it1 </text:span><text:span text:style-name="T39">!= </text:span><text:span text:style-name="T36">container</text:span><text:span text:style-name="T35">.end()</text:span><text:span text:style-name="T33">; </text:span><text:span text:style-name="T39">++</text:span><text:span text:style-name="T35">it1) {</text:span><text:line-break/><text:span text:style-name="T35"> <text:s text:c="11"/></text:span><text:span text:style-name="T33">for </text:span><text:span text:style-name="T35">(</text:span><text:span text:style-name="T33">auto </text:span><text:span text:style-name="T35">it2 = it1</text:span><text:span text:style-name="T39">-&gt;</text:span><text:span text:style-name="T35">begin()</text:span><text:span text:style-name="T33">; </text:span><text:span text:style-name="T35">it2 </text:span><text:span text:style-name="T39">!= </text:span><text:span text:style-name="T35">it1</text:span><text:span text:style-name="T39">-&gt;</text:span><text:span text:style-name="T35">end()</text:span><text:span text:style-name="T33">; </text:span><text:span text:style-name="T39">++</text:span><text:span text:style-name="T35">it2) {</text:span><text:line-break/><text:span text:style-name="T35"> <text:s text:c="15"/></text:span><text:span text:style-name="T33">if </text:span><text:span text:style-name="T35">(</text:span><text:span text:style-name="T39">*</text:span><text:span text:style-name="T35">it2 == id) {</text:span><text:line-break/><text:span text:style-name="T35"> <text:s text:c="19"/></text:span><text:span text:style-name="T33">return </text:span><text:span text:style-name="T35">cur_list_id</text:span><text:span text:style-name="T33">;</text:span><text:line-break/><text:span text:style-name="T33"> <text:s text:c="15"/></text:span><text:span text:style-name="T35">}</text:span><text:line-break/><text:span text:style-name="T35"> <text:s text:c="11"/>}</text:span><text:line-break/><text:span text:style-name="T35"> <text:s text:c="11"/>++cur_list_id</text:span><text:span text:style-name="T33">;</text:span><text:line-break/><text:span text:style-name="T33"> <text:s text:c="7"/></text:span><text:span text:style-name="T35">}</text:span><text:line-break/><text:span text:style-name="T35"> <text:s text:c="7"/></text:span><text:span text:style-name="T33">return </text:span><text:span text:style-name="T35">-</text:span><text:span text:style-name="T38">1</text:span><text:span text:style-name="T33">;</text:span><text:line-break/><text:span text:style-name="T33"> <text:s text:c="3"/></text:span><text:span text:style-name="T35">}</text:span></text:p>
      <text:p text:style-name="P52"><text:span text:style-name="T35"/></text:p>
      <text:p text:style-name="P51"><text:span text:style-name="symbol0_5f_c"><text:span text:style-name="T15"/></text:span></text:p>
      <text:p text:style-name="P60">zmq_functions.h</text:p>
      <text:p text:style-name="P53"><text:span text:style-name="T29">#ifndef </text:span><text:span text:style-name="T31">LAB6_8_ZMQ_FUNCTIONS_H</text:span><text:line-break/><text:soft-page-break/><text:span text:style-name="T29">#define </text:span><text:span text:style-name="T31">LAB6_8_ZMQ_FUNCTIONS_H</text:span><text:line-break/><text:span text:style-name="T29">#include </text:span><text:span text:style-name="T32">&lt;zmq.hpp&gt;</text:span><text:line-break/><text:span text:style-name="T29">#include </text:span><text:span text:style-name="T32">&lt;iostream&gt;</text:span><text:line-break/><text:span text:style-name="T29">#include </text:span><text:span text:style-name="T32">&lt;string&gt;</text:span><text:line-break/><text:line-break/><text:span text:style-name="T33">const int </text:span><text:span text:style-name="T35">MAIN_PORT = </text:span><text:span text:style-name="T38">4040</text:span><text:span text:style-name="T33">;</text:span><text:line-break/><text:line-break/><text:span text:style-name="T33">void </text:span><text:span text:style-name="T37">send_message</text:span><text:span text:style-name="T35">(</text:span><text:span text:style-name="T34">zmq</text:span><text:span text:style-name="T35">::</text:span><text:span text:style-name="T34">socket_t </text:span><text:span text:style-name="T35">&amp;socket</text:span><text:span text:style-name="T33">, const </text:span><text:span text:style-name="T34">std</text:span><text:span text:style-name="T35">::</text:span><text:span text:style-name="T40">string </text:span><text:span text:style-name="T35">&amp;msg) {</text:span><text:line-break/><text:span text:style-name="T35"> <text:s text:c="3"/></text:span><text:span text:style-name="T34">zmq</text:span><text:span text:style-name="T35">::</text:span><text:span text:style-name="T34">message_t </text:span><text:span text:style-name="T35">message(msg.size())</text:span><text:span text:style-name="T33">;</text:span><text:line-break/><text:span text:style-name="T33"> <text:s text:c="3"/></text:span><text:span text:style-name="T35">memcpy(message.data()</text:span><text:span text:style-name="T33">, </text:span><text:span text:style-name="T35">msg.c_str()</text:span><text:span text:style-name="T33">, </text:span><text:span text:style-name="T35">msg.size())</text:span><text:span text:style-name="T33">;</text:span><text:span text:style-name="T41">//копирует size байтов из msg.c_str() в message.data()</text:span><text:line-break/><text:span text:style-name="T41"> <text:s text:c="3"/></text:span><text:span text:style-name="T35">socket.send(message)</text:span><text:span text:style-name="T33">; </text:span><text:span text:style-name="T41">//возврат результата отсылает очередь сообщений созданных в message</text:span><text:line-break/><text:span text:style-name="T35">}</text:span><text:line-break/><text:line-break/><text:span text:style-name="T34">std</text:span><text:span text:style-name="T35">::</text:span><text:span text:style-name="T40">string </text:span><text:span text:style-name="T37">receive_message</text:span><text:span text:style-name="T35">(</text:span><text:span text:style-name="T34">zmq</text:span><text:span text:style-name="T35">::</text:span><text:span text:style-name="T34">socket_t </text:span><text:span text:style-name="T35">&amp;socket) {</text:span><text:line-break/><text:span text:style-name="T35"> <text:s text:c="3"/></text:span><text:span text:style-name="T34">zmq</text:span><text:span text:style-name="T35">::</text:span><text:span text:style-name="T34">message_t </text:span><text:span text:style-name="T35">message</text:span><text:span text:style-name="T33">;</text:span><text:line-break/><text:span text:style-name="T33"> <text:s text:c="3"/>int </text:span><text:span text:style-name="T35">chars_read</text:span><text:span text:style-name="T33">;</text:span><text:line-break/><text:span text:style-name="T33"> <text:s text:c="3"/>try </text:span><text:span text:style-name="T35">{</text:span><text:line-break/><text:span text:style-name="T35"> <text:s text:c="7"/>chars_read = (</text:span><text:span text:style-name="T33">int</text:span><text:span text:style-name="T35">)socket.recv(&amp;message)</text:span><text:span text:style-name="T33">; </text:span><text:span text:style-name="T41">//получение сообщений</text:span><text:line-break/><text:span text:style-name="T41"> <text:s text:c="3"/></text:span><text:span text:style-name="T35">}</text:span><text:line-break/><text:span text:style-name="T35"> <text:s text:c="3"/></text:span><text:span text:style-name="T33">catch </text:span><text:span text:style-name="T35">(...) {</text:span><text:line-break/><text:span text:style-name="T35"> <text:s text:c="7"/>chars_read = </text:span><text:span text:style-name="T38">0</text:span><text:span text:style-name="T33">;</text:span><text:line-break/><text:span text:style-name="T33"> <text:s text:c="3"/></text:span><text:span text:style-name="T35">}</text:span><text:line-break/><text:span text:style-name="T35"> <text:s text:c="3"/></text:span><text:span text:style-name="T33">if </text:span><text:span text:style-name="T35">(chars_read == </text:span><text:span text:style-name="T38">0</text:span><text:span text:style-name="T35">) {</text:span><text:line-break/><text:span text:style-name="T35"> <text:s text:c="7"/></text:span><text:span text:style-name="T33">return </text:span><text:span text:style-name="T32">"Error ......"</text:span><text:span text:style-name="T33">;</text:span><text:line-break/><text:span text:style-name="T33"> <text:s text:c="3"/></text:span><text:span text:style-name="T35">}</text:span><text:line-break/><text:span text:style-name="T35"> <text:s text:c="3"/></text:span><text:span text:style-name="T34">std</text:span><text:span text:style-name="T35">::</text:span><text:span text:style-name="T40">string </text:span><text:span text:style-name="T35">received_msg(</text:span><text:span text:style-name="T33">static_cast</text:span><text:span text:style-name="T35">&lt;</text:span><text:span text:style-name="T33">char</text:span><text:span text:style-name="T35">*&gt;(message.data())</text:span><text:span text:style-name="T33">, </text:span><text:span text:style-name="T35">message.size())</text:span><text:span text:style-name="T33">;</text:span><text:line-break/><text:span text:style-name="T33"> <text:s text:c="3"/>return </text:span><text:span text:style-name="T35">received_msg</text:span><text:span text:style-name="T33">;</text:span><text:line-break/><text:span text:style-name="T35">}</text:span><text:line-break/><text:line-break/><text:span text:style-name="T33">void </text:span><text:span text:style-name="T37">connect</text:span><text:span text:style-name="T35">(</text:span><text:span text:style-name="T34">zmq</text:span><text:span text:style-name="T35">::</text:span><text:span text:style-name="T34">socket_t </text:span><text:span text:style-name="T35">&amp;socket</text:span><text:span text:style-name="T33">, int </text:span><text:span text:style-name="T35">id) {</text:span><text:line-break/><text:span text:style-name="T35"> <text:s text:c="3"/></text:span><text:span text:style-name="T34">std</text:span><text:span text:style-name="T35">::</text:span><text:span text:style-name="T40">string </text:span><text:span text:style-name="T35">adress = </text:span><text:span text:style-name="T32">"tcp://127.0.0.1:" </text:span><text:span text:style-name="T39">+ </text:span><text:span text:style-name="T34">std</text:span><text:span text:style-name="T35">::to_string(MAIN_PORT + id)</text:span><text:span text:style-name="T33">;</text:span><text:line-break/><text:span text:style-name="T33"> <text:s text:c="3"/></text:span><text:span text:style-name="T35">socket.connect(adress)</text:span><text:span text:style-name="T33">;</text:span><text:line-break/><text:span text:style-name="T35">}</text:span><text:line-break/><text:line-break/><text:span text:style-name="T33">void </text:span><text:span text:style-name="T37">disconnect</text:span><text:span text:style-name="T35">(</text:span><text:span text:style-name="T34">zmq</text:span><text:span text:style-name="T35">::</text:span><text:span text:style-name="T34">socket_t </text:span><text:span text:style-name="T35">&amp;socket</text:span><text:span text:style-name="T33">, int </text:span><text:span text:style-name="T35">id) {</text:span><text:line-break/><text:span text:style-name="T35"> <text:s text:c="3"/></text:span><text:span text:style-name="T34">std</text:span><text:span text:style-name="T35">::</text:span><text:span text:style-name="T40">string </text:span><text:span text:style-name="T35">adress = </text:span><text:span text:style-name="T32">"tcp://127.0.0.1:" </text:span><text:span text:style-name="T39">+ </text:span><text:span text:style-name="T34">std</text:span><text:span text:style-name="T35">::to_string(MAIN_PORT + id)</text:span><text:span text:style-name="T33">;</text:span><text:line-break/><text:span text:style-name="T33"> <text:s text:c="3"/></text:span><text:span text:style-name="T35">socket.disconnect(adress)</text:span><text:span text:style-name="T33">;</text:span><text:line-break/><text:span text:style-name="T35">}</text:span><text:line-break/><text:line-break/><text:span text:style-name="T33">void </text:span><text:span text:style-name="T37">bind</text:span><text:span text:style-name="T35">(</text:span><text:span text:style-name="T34">zmq</text:span><text:span text:style-name="T35">::</text:span><text:span text:style-name="T34">socket_t </text:span><text:span text:style-name="T35">&amp;socket</text:span><text:span text:style-name="T33">, int </text:span><text:span text:style-name="T35">id) {</text:span><text:line-break/><text:span text:style-name="T35"> <text:s text:c="3"/></text:span><text:span text:style-name="T34">std</text:span><text:span text:style-name="T35">::</text:span><text:span text:style-name="T40">string </text:span><text:span text:style-name="T35">adress = </text:span><text:span text:style-name="T32">"tcp://127.0.0.1:" </text:span><text:span text:style-name="T39">+ </text:span><text:span text:style-name="T34">std</text:span><text:span text:style-name="T35">::to_string(MAIN_PORT + id)</text:span><text:span text:style-name="T33">;</text:span><text:line-break/><text:span text:style-name="T33"> <text:s text:c="3"/></text:span><text:span text:style-name="T35">socket.bind(adress)</text:span><text:span text:style-name="T33">;</text:span><text:line-break/><text:span text:style-name="T35">}</text:span><text:line-break/><text:line-break/><text:span text:style-name="T33">void </text:span><text:span text:style-name="T37">unbind</text:span><text:span text:style-name="T35">(</text:span><text:span text:style-name="T34">zmq</text:span><text:span text:style-name="T35">::</text:span><text:span text:style-name="T34">socket_t </text:span><text:span text:style-name="T35">&amp;socket</text:span><text:span text:style-name="T33">, int </text:span><text:span text:style-name="T35">id) {</text:span><text:line-break/><text:span text:style-name="T35"> <text:s text:c="3"/></text:span><text:span text:style-name="T34">std</text:span><text:span text:style-name="T35">::</text:span><text:span text:style-name="T40">string </text:span><text:span text:style-name="T35">adress = </text:span><text:span text:style-name="T32">"tcp://127.0.0.1:" </text:span><text:span text:style-name="T39">+ </text:span><text:span text:style-name="T34">std</text:span><text:span text:style-name="T35">::to_string(MAIN_PORT + id)</text:span><text:span text:style-name="T33">;</text:span><text:line-break/><text:span text:style-name="T33"> <text:s text:c="3"/></text:span><text:span text:style-name="T35">socket.unbind(adress)</text:span><text:span text:style-name="T33">;</text:span><text:line-break/><text:span text:style-name="T35">}</text:span><text:line-break/><text:span text:style-name="T29">#endif</text:span></text:p>
      <text:p text:style-name="P53"><text:soft-page-break/>main.cpp</text:p>
      <text:p text:style-name="P53"><text:span text:style-name="T29">#include </text:span><text:span text:style-name="T32">&lt;iostream&gt;</text:span><text:line-break/><text:span text:style-name="T29">#include </text:span><text:span text:style-name="T32">&lt;unistd.h&gt;</text:span><text:line-break/><text:span text:style-name="T29">#include </text:span><text:span text:style-name="T32">&lt;zmq.hpp&gt;</text:span><text:line-break/><text:span text:style-name="T29">#include </text:span><text:span text:style-name="T32">&lt;vector&gt;</text:span><text:line-break/><text:line-break/><text:span text:style-name="T29">#include </text:span><text:span text:style-name="T32">"topology.h"</text:span><text:line-break/><text:span text:style-name="T29">#include </text:span><text:span text:style-name="T32">"zmq_functions.h"</text:span><text:line-break/><text:line-break/><text:span text:style-name="T33">int </text:span><text:span text:style-name="T37">main</text:span><text:span text:style-name="T35">() {</text:span><text:line-break/><text:span text:style-name="T35"> <text:s text:c="3"/></text:span><text:span text:style-name="T34">Topology </text:span><text:span text:style-name="T35">network</text:span><text:span text:style-name="T33">;</text:span><text:line-break/><text:span text:style-name="T33"> <text:s text:c="3"/></text:span><text:span text:style-name="T34">std</text:span><text:span text:style-name="T35">::</text:span><text:span text:style-name="T34">vector</text:span><text:span text:style-name="T35">&lt;</text:span><text:span text:style-name="T34">zmq</text:span><text:span text:style-name="T35">::</text:span><text:span text:style-name="T34">socket_t</text:span><text:span text:style-name="T35">&gt; branches</text:span><text:span text:style-name="T33">;</text:span><text:line-break/><text:span text:style-name="T33"> <text:s text:c="3"/></text:span><text:span text:style-name="T34">zmq</text:span><text:span text:style-name="T35">::</text:span><text:span text:style-name="T34">context_t </text:span><text:span text:style-name="T35">context</text:span><text:span text:style-name="T33">;</text:span><text:line-break/><text:span text:style-name="T33"> <text:s text:c="3"/></text:span><text:span text:style-name="T34">std</text:span><text:span text:style-name="T35">::</text:span><text:span text:style-name="T40">string </text:span><text:span text:style-name="T35">command</text:span><text:span text:style-name="T33">;</text:span><text:line-break/><text:span text:style-name="T33"> <text:s text:c="3"/></text:span><text:span text:style-name="T34">zmq</text:span><text:span text:style-name="T35">::</text:span><text:span text:style-name="T34">socket_t </text:span><text:span text:style-name="T35">main_socket(context</text:span><text:span text:style-name="T33">, </text:span><text:span text:style-name="T31">ZMQ_REP</text:span><text:span text:style-name="T35">)</text:span><text:span text:style-name="T33">;</text:span><text:line-break/><text:span text:style-name="T33"> <text:s text:c="3"/></text:span><text:span text:style-name="T34">std</text:span><text:span text:style-name="T35">::</text:span><text:span text:style-name="T40">string </text:span><text:span text:style-name="T35">message</text:span><text:span text:style-name="T33">;</text:span><text:line-break/><text:span text:style-name="T33"> <text:s text:c="3"/>while </text:span><text:span text:style-name="T35">(</text:span><text:span text:style-name="T34">std</text:span><text:span text:style-name="T35">::cin </text:span><text:span text:style-name="T39">&gt;&gt; </text:span><text:span text:style-name="T35">command) {</text:span><text:line-break/><text:span text:style-name="T35"> <text:s text:c="7"/></text:span><text:span text:style-name="T33">if </text:span><text:span text:style-name="T35">(command </text:span><text:span text:style-name="T39">== </text:span><text:span text:style-name="T32">"create"</text:span><text:span text:style-name="T35">) {</text:span><text:line-break/><text:span text:style-name="T35"> <text:s text:c="11"/></text:span><text:span text:style-name="T33">int </text:span><text:span text:style-name="T35">node_id</text:span><text:span text:style-name="T33">, </text:span><text:span text:style-name="T35">parent_id</text:span><text:span text:style-name="T33">;</text:span><text:line-break/><text:span text:style-name="T33"> <text:s text:c="11"/></text:span><text:span text:style-name="T34">std</text:span><text:span text:style-name="T35">::cin </text:span><text:span text:style-name="T39">&gt;&gt; </text:span><text:span text:style-name="T35">node_id </text:span><text:span text:style-name="T39">&gt;&gt; </text:span><text:span text:style-name="T35">parent_id</text:span><text:span text:style-name="T33">;</text:span><text:line-break/><text:line-break/><text:span text:style-name="T33"> <text:s text:c="11"/>if </text:span><text:span text:style-name="T35">(network.Find(node_id) != -</text:span><text:span text:style-name="T38">1</text:span><text:span text:style-name="T35">) { </text:span><text:span text:style-name="T41">// Поиск id выч. узла среди существующих</text:span><text:line-break/><text:span text:style-name="T41"> <text:s text:c="15"/></text:span><text:span text:style-name="T34">std</text:span><text:span text:style-name="T35">::cout </text:span><text:span text:style-name="T39">&lt;&lt; </text:span><text:span text:style-name="T32">"Error: already exists!</text:span><text:span text:style-name="T33">\n</text:span><text:span text:style-name="T32">"</text:span><text:span text:style-name="T33">;</text:span><text:line-break/><text:span text:style-name="T33"> <text:s text:c="11"/></text:span><text:span text:style-name="T35">} </text:span><text:span text:style-name="T33">else if </text:span><text:span text:style-name="T35">(parent_id == -</text:span><text:span text:style-name="T38">1</text:span><text:span text:style-name="T35">) {</text:span><text:line-break/><text:span text:style-name="T35"> <text:s text:c="15"/></text:span><text:span text:style-name="T40">pid_t </text:span><text:span text:style-name="T35">pid = fork()</text:span><text:span text:style-name="T33">; </text:span><text:span text:style-name="T41">// Создание дочернего узла</text:span><text:line-break/><text:span text:style-name="T41"> <text:s text:c="15"/></text:span><text:span text:style-name="T33">if </text:span><text:span text:style-name="T35">(pid &lt; </text:span><text:span text:style-name="T38">0</text:span><text:span text:style-name="T35">) {</text:span><text:line-break/><text:span text:style-name="T35"> <text:s text:c="19"/>perror(</text:span><text:span text:style-name="T32">"Can't create new process!</text:span><text:span text:style-name="T33">\n</text:span><text:span text:style-name="T32">"</text:span><text:span text:style-name="T35">)</text:span><text:span text:style-name="T33">;</text:span><text:line-break/><text:span text:style-name="T33"> <text:s text:c="19"/></text:span><text:span text:style-name="T35">exit(</text:span><text:span text:style-name="T31">EXIT_FAILURE</text:span><text:span text:style-name="T35">)</text:span><text:span text:style-name="T33">;</text:span><text:line-break/><text:span text:style-name="T33"> <text:s text:c="15"/></text:span><text:span text:style-name="T35">}</text:span><text:line-break/><text:span text:style-name="T35"> <text:s text:c="15"/></text:span><text:span text:style-name="T33">if </text:span><text:span text:style-name="T35">(pid == </text:span><text:span text:style-name="T38">0</text:span><text:span text:style-name="T35">) {</text:span><text:line-break/><text:span text:style-name="T35"> <text:s text:c="19"/>execl(</text:span><text:span text:style-name="T32">"node"</text:span><text:span text:style-name="T33">, </text:span><text:span text:style-name="T32">"node"</text:span><text:span text:style-name="T33">, </text:span><text:span text:style-name="T34">std</text:span><text:span text:style-name="T35">::to_string(node_id).c_str()</text:span><text:span text:style-name="T33">, </text:span><text:span text:style-name="T31">NULL</text:span><text:span text:style-name="T35">)</text:span><text:span text:style-name="T33">;</text:span><text:line-break/><text:span text:style-name="T33"> <text:s text:c="19"/></text:span><text:span text:style-name="T35">perror(</text:span><text:span text:style-name="T32">"Can't execute new process!</text:span><text:span text:style-name="T33">\n</text:span><text:span text:style-name="T32">"</text:span><text:span text:style-name="T35">)</text:span><text:span text:style-name="T33">;</text:span><text:line-break/><text:span text:style-name="T33"> <text:s text:c="19"/></text:span><text:span text:style-name="T35">exit(</text:span><text:span text:style-name="T31">EXIT_FAILURE</text:span><text:span text:style-name="T35">)</text:span><text:span text:style-name="T33">;</text:span><text:line-break/><text:span text:style-name="T33"> <text:s text:c="15"/></text:span><text:span text:style-name="T35">}</text:span><text:line-break/><text:span text:style-name="T35"> <text:s text:c="15"/>branches.emplace_back(context</text:span><text:span text:style-name="T33">, </text:span><text:span text:style-name="T31">ZMQ_REQ</text:span><text:span text:style-name="T35">)</text:span><text:span text:style-name="T33">;</text:span><text:line-break/><text:span text:style-name="T33"> <text:s text:c="15"/></text:span><text:span text:style-name="T35">branches</text:span><text:span text:style-name="T39">[</text:span><text:span text:style-name="T35">branches.size() - </text:span><text:span text:style-name="T38">1</text:span><text:span text:style-name="T39">]</text:span><text:span text:style-name="T35">.setsockopt(</text:span><text:span text:style-name="T31">ZMQ_SNDTIMEO</text:span><text:span text:style-name="T33">, </text:span><text:span text:style-name="T38">5000</text:span><text:span text:style-name="T35">)</text:span><text:span text:style-name="T33">;</text:span><text:line-break/><text:span text:style-name="T33"> <text:s text:c="15"/></text:span><text:span text:style-name="T35">bind(branches</text:span><text:span text:style-name="T39">[</text:span><text:span text:style-name="T35">branches.size() - </text:span><text:span text:style-name="T38">1</text:span><text:span text:style-name="T39">]</text:span><text:span text:style-name="T33">, </text:span><text:span text:style-name="T35">node_id)</text:span><text:span text:style-name="T33">;</text:span><text:line-break/><text:span text:style-name="T33"> <text:s text:c="15"/></text:span><text:span text:style-name="T35">send_message(branches</text:span><text:span text:style-name="T39">[</text:span><text:span text:style-name="T35">branches.size() - </text:span><text:span text:style-name="T38">1</text:span><text:span text:style-name="T39">]</text:span><text:span text:style-name="T33">, </text:span><text:span text:style-name="T34">std</text:span><text:span text:style-name="T35">::to_string(node_id) </text:span><text:span text:style-name="T39">+ </text:span><text:span text:style-name="T32">"pid"</text:span><text:span text:style-name="T35">)</text:span><text:span text:style-name="T33">;</text:span><text:line-break/><text:line-break/><text:span text:style-name="T33"> <text:s text:c="15"/></text:span><text:span text:style-name="T34">std</text:span><text:span text:style-name="T35">::</text:span><text:span text:style-name="T40">string </text:span><text:span text:style-name="T35">reply = receive_message(branches</text:span><text:span text:style-name="T39">[</text:span><text:span text:style-name="T35">branches.size() - <text:s/></text:span><text:span text:style-name="T38">1</text:span><text:span text:style-name="T39">]</text:span><text:span text:style-name="T35">)</text:span><text:span text:style-name="T33">;</text:span><text:line-break/><text:span text:style-name="T33"> <text:s text:c="15"/></text:span><text:span text:style-name="T34">std</text:span><text:span text:style-name="T35">::cout </text:span><text:span text:style-name="T39">&lt;&lt; </text:span><text:span text:style-name="T35">reply </text:span><text:span text:style-name="T39">&lt;&lt; </text:span><text:span text:style-name="T32">"</text:span><text:span text:style-name="T33">\n</text:span><text:span text:style-name="T32">"</text:span><text:span text:style-name="T33">;</text:span><text:line-break/><text:span text:style-name="T33"> <text:s text:c="15"/></text:span><text:span text:style-name="T35">network.Insert(node_id</text:span><text:span text:style-name="T33">, </text:span><text:span text:style-name="T35">parent_id)</text:span><text:span text:style-name="T33">;</text:span><text:line-break/><text:line-break/><text:span text:style-name="T33"> <text:s text:c="11"/></text:span><text:span text:style-name="T35">} </text:span><text:span text:style-name="T33">else if </text:span><text:span text:style-name="T35">(network.Find(parent_id) == -</text:span><text:span text:style-name="T38">1</text:span><text:span text:style-name="T35">) {</text:span><text:line-break/><text:span text:style-name="T35"> <text:s text:c="15"/></text:span><text:span text:style-name="T34">std</text:span><text:span text:style-name="T35">::cout </text:span><text:span text:style-name="T39">&lt;&lt; </text:span><text:span text:style-name="T32">"Error: parent not found!</text:span><text:span text:style-name="T33">\n</text:span><text:span text:style-name="T32">"</text:span><text:span text:style-name="T33">;</text:span><text:line-break/><text:span text:style-name="T33"> <text:s text:c="11"/></text:span><text:span text:style-name="T35">} </text:span><text:span text:style-name="T33">else </text:span><text:span text:style-name="T35">{</text:span><text:line-break/><text:span text:style-name="T35"> <text:s text:c="15"/></text:span><text:span text:style-name="T33">int </text:span><text:span text:style-name="T35">branch = network.Find(parent_id)</text:span><text:span text:style-name="T33">;</text:span><text:line-break/><text:span text:style-name="T33"> <text:s text:c="15"/></text:span><text:span text:style-name="T35">send_message(branches</text:span><text:span text:style-name="T39">[</text:span><text:span text:style-name="T35">branch</text:span><text:span text:style-name="T39">]</text:span><text:span text:style-name="T33">, </text:span><text:span text:style-name="T34">std</text:span><text:span text:style-name="T35">::to_string(parent_id) </text:span><text:span text:style-name="T39">+ </text:span><text:span text:style-name="T32">"create " </text:span><text:span text:style-name="T39">+ </text:span><text:span text:style-name="T34">std</text:span><text:span text:style-name="T35">::to_string(node_id))</text:span><text:span text:style-name="T33">;</text:span><text:line-break/><text:soft-page-break/><text:line-break/><text:span text:style-name="T33"> <text:s text:c="15"/></text:span><text:span text:style-name="T34">std</text:span><text:span text:style-name="T35">::</text:span><text:span text:style-name="T40">string </text:span><text:span text:style-name="T35">reply = receive_message(branches</text:span><text:span text:style-name="T39">[</text:span><text:span text:style-name="T35">branch</text:span><text:span text:style-name="T39">]</text:span><text:span text:style-name="T35">)</text:span><text:span text:style-name="T33">;</text:span><text:line-break/><text:span text:style-name="T33"> <text:s text:c="15"/></text:span><text:span text:style-name="T34">std</text:span><text:span text:style-name="T35">::cout </text:span><text:span text:style-name="T39">&lt;&lt; </text:span><text:span text:style-name="T35">reply </text:span><text:span text:style-name="T39">&lt;&lt; </text:span><text:span text:style-name="T32">"</text:span><text:span text:style-name="T33">\n</text:span><text:span text:style-name="T32">"</text:span><text:span text:style-name="T33">;</text:span><text:line-break/><text:line-break/><text:span text:style-name="T33"> <text:s text:c="15"/></text:span><text:span text:style-name="T35">network.Insert(node_id</text:span><text:span text:style-name="T33">, </text:span><text:span text:style-name="T35">parent_id)</text:span><text:span text:style-name="T33">;</text:span><text:line-break/><text:span text:style-name="T33"> <text:s text:c="11"/></text:span><text:span text:style-name="T35">}</text:span><text:line-break/><text:span text:style-name="T35"> <text:s text:c="7"/>} </text:span><text:span text:style-name="T33">else if </text:span><text:span text:style-name="T35">(command </text:span><text:span text:style-name="T39">== </text:span><text:span text:style-name="T32">"remove"</text:span><text:span text:style-name="T35">) {</text:span><text:line-break/><text:span text:style-name="T35"> <text:s text:c="11"/></text:span><text:span text:style-name="T33">int </text:span><text:span text:style-name="T35">id</text:span><text:span text:style-name="T33">;</text:span><text:line-break/><text:span text:style-name="T33"> <text:s text:c="11"/></text:span><text:span text:style-name="T34">std</text:span><text:span text:style-name="T35">::cin </text:span><text:span text:style-name="T39">&gt;&gt; </text:span><text:span text:style-name="T35">id</text:span><text:span text:style-name="T33">;</text:span><text:line-break/><text:span text:style-name="T33"> <text:s text:c="11"/>int </text:span><text:span text:style-name="T35">branch = network.Find(id)</text:span><text:span text:style-name="T33">;</text:span><text:line-break/><text:span text:style-name="T33"> <text:s text:c="11"/>if </text:span><text:span text:style-name="T35">(branch == -</text:span><text:span text:style-name="T38">1</text:span><text:span text:style-name="T35">) {</text:span><text:line-break/><text:span text:style-name="T35"> <text:s text:c="15"/></text:span><text:span text:style-name="T34">std</text:span><text:span text:style-name="T35">::cout </text:span><text:span text:style-name="T39">&lt;&lt; </text:span><text:span text:style-name="T32">"Error: incorrect node id!</text:span><text:span text:style-name="T33">\n</text:span><text:span text:style-name="T32">"</text:span><text:span text:style-name="T33">;</text:span><text:line-break/><text:span text:style-name="T33"> <text:s text:c="11"/></text:span><text:span text:style-name="T35">} </text:span><text:span text:style-name="T33">else </text:span><text:span text:style-name="T35">{</text:span><text:line-break/><text:span text:style-name="T35"> <text:s text:c="15"/></text:span><text:span text:style-name="T33">bool </text:span><text:span text:style-name="T35">is_first = (network.GetFirstId(branch) == id)</text:span><text:span text:style-name="T33">;</text:span><text:line-break/><text:span text:style-name="T33"> <text:s text:c="15"/></text:span><text:span text:style-name="T35">send_message(branches</text:span><text:span text:style-name="T39">[</text:span><text:span text:style-name="T35">branch</text:span><text:span text:style-name="T39">]</text:span><text:span text:style-name="T33">, </text:span><text:span text:style-name="T34">std</text:span><text:span text:style-name="T35">::to_string(id) </text:span><text:span text:style-name="T39">+ </text:span><text:span text:style-name="T32">" remove"</text:span><text:span text:style-name="T35">)</text:span><text:span text:style-name="T33">;</text:span><text:line-break/><text:line-break/><text:span text:style-name="T33"> <text:s text:c="15"/></text:span><text:span text:style-name="T34">std</text:span><text:span text:style-name="T35">::</text:span><text:span text:style-name="T40">string </text:span><text:span text:style-name="T35">reply = receive_message(branches</text:span><text:span text:style-name="T39">[</text:span><text:span text:style-name="T35">branch</text:span><text:span text:style-name="T39">]</text:span><text:span text:style-name="T35">)</text:span><text:span text:style-name="T33">;</text:span><text:line-break/><text:span text:style-name="T33"> <text:s text:c="15"/></text:span><text:span text:style-name="T34">std</text:span><text:span text:style-name="T35">::cout </text:span><text:span text:style-name="T39">&lt;&lt; </text:span><text:span text:style-name="T35">reply </text:span><text:span text:style-name="T39">&lt;&lt; </text:span><text:span text:style-name="T34">std</text:span><text:span text:style-name="T35">::endl</text:span><text:span text:style-name="T33">;</text:span><text:line-break/><text:span text:style-name="T33"> <text:s text:c="15"/></text:span><text:span text:style-name="T35">network.Erase(id)</text:span><text:span text:style-name="T33">;</text:span><text:line-break/><text:span text:style-name="T33"> <text:s text:c="15"/>if </text:span><text:span text:style-name="T35">(is_first) {</text:span><text:line-break/><text:span text:style-name="T35"> <text:s text:c="19"/>unbind(branches</text:span><text:span text:style-name="T39">[</text:span><text:span text:style-name="T35">branch</text:span><text:span text:style-name="T39">]</text:span><text:span text:style-name="T33">, </text:span><text:span text:style-name="T35">id)</text:span><text:span text:style-name="T33">;</text:span><text:line-break/><text:span text:style-name="T33"> <text:s text:c="19"/></text:span><text:span text:style-name="T35">branches.erase(</text:span><text:span text:style-name="T34">std</text:span><text:span text:style-name="T35">::next(branches.begin()</text:span><text:span text:style-name="T33">, </text:span><text:span text:style-name="T35">branch))</text:span><text:span text:style-name="T33">;</text:span><text:line-break/><text:span text:style-name="T33"> <text:s text:c="15"/></text:span><text:span text:style-name="T35">}</text:span><text:line-break/><text:span text:style-name="T35"> <text:s text:c="11"/>}</text:span><text:line-break/><text:span text:style-name="T35"> <text:s text:c="7"/>} </text:span><text:span text:style-name="T33">else if </text:span><text:span text:style-name="T35">(command </text:span><text:span text:style-name="T39">== </text:span><text:span text:style-name="T32">"exec"</text:span><text:span text:style-name="T35">) {</text:span><text:line-break/><text:span text:style-name="T35"> <text:s text:c="11"/></text:span><text:span text:style-name="T33">int </text:span><text:span text:style-name="T35">dest_id</text:span><text:span text:style-name="T33">;</text:span><text:line-break/><text:span text:style-name="T33"> <text:s text:c="11"/></text:span><text:span text:style-name="T34">std</text:span><text:span text:style-name="T35">::</text:span><text:span text:style-name="T40">string </text:span><text:span text:style-name="T35">text_string</text:span><text:span text:style-name="T33">;</text:span><text:line-break/><text:span text:style-name="T33"> <text:s text:c="11"/></text:span><text:span text:style-name="T34">std</text:span><text:span text:style-name="T35">::</text:span><text:span text:style-name="T40">string </text:span><text:span text:style-name="T35">pattern</text:span><text:span text:style-name="T33">;</text:span><text:line-break/><text:span text:style-name="T33"> <text:s text:c="11"/></text:span><text:span text:style-name="T34">std</text:span><text:span text:style-name="T35">::cin </text:span><text:span text:style-name="T39">&gt;&gt; </text:span><text:span text:style-name="T35">dest_id </text:span><text:span text:style-name="T39">&gt;&gt; </text:span><text:span text:style-name="T35">text_string </text:span><text:span text:style-name="T39">&gt;&gt; </text:span><text:span text:style-name="T35">pattern</text:span><text:span text:style-name="T33">;</text:span><text:line-break/><text:span text:style-name="T33"> <text:s text:c="11"/>int </text:span><text:span text:style-name="T35">branch = network.Find(dest_id)</text:span><text:span text:style-name="T33">;</text:span><text:line-break/><text:span text:style-name="T33"> <text:s text:c="11"/>if </text:span><text:span text:style-name="T35">(branch == -</text:span><text:span text:style-name="T38">1</text:span><text:span text:style-name="T35">) {</text:span><text:line-break/><text:span text:style-name="T35"> <text:s text:c="15"/></text:span><text:span text:style-name="T34">std</text:span><text:span text:style-name="T35">::cout </text:span><text:span text:style-name="T39">&lt;&lt; </text:span><text:span text:style-name="T32">"Error: incorrect node id!</text:span><text:span text:style-name="T33">\n</text:span><text:span text:style-name="T32">"</text:span><text:span text:style-name="T33">;</text:span><text:line-break/><text:span text:style-name="T33"> <text:s text:c="11"/></text:span><text:span text:style-name="T35">} </text:span><text:span text:style-name="T33">else </text:span><text:span text:style-name="T35">{</text:span><text:line-break/><text:span text:style-name="T35"> <text:s text:c="15"/>send_message(branches</text:span><text:span text:style-name="T39">[</text:span><text:span text:style-name="T35">branch</text:span><text:span text:style-name="T39">]</text:span><text:span text:style-name="T33">, </text:span><text:span text:style-name="T34">std</text:span><text:span text:style-name="T35">::to_string(dest_id) <text:s/></text:span><text:span text:style-name="T39">+ </text:span><text:span text:style-name="T32">"exec " </text:span><text:span text:style-name="T39">+ </text:span><text:span text:style-name="T35">text_string </text:span><text:span text:style-name="T39">+ </text:span><text:span text:style-name="T32">" " </text:span><text:span text:style-name="T39">+ </text:span><text:span text:style-name="T35">pattern)</text:span><text:span text:style-name="T33">;</text:span><text:line-break/><text:span text:style-name="T33"> <text:s text:c="15"/></text:span><text:span text:style-name="T34">std</text:span><text:span text:style-name="T35">::</text:span><text:span text:style-name="T40">string </text:span><text:span text:style-name="T35">reply = receive_message(branches</text:span><text:span text:style-name="T39">[</text:span><text:span text:style-name="T35">branch</text:span><text:span text:style-name="T39">]</text:span><text:span text:style-name="T35">)</text:span><text:span text:style-name="T33">;</text:span><text:line-break/><text:span text:style-name="T33"> <text:s text:c="15"/></text:span><text:span text:style-name="T34">std</text:span><text:span text:style-name="T35">::cout </text:span><text:span text:style-name="T39">&lt;&lt; </text:span><text:span text:style-name="T35">reply </text:span><text:span text:style-name="T39">&lt;&lt; </text:span><text:span text:style-name="T32">"</text:span><text:span text:style-name="T33">\n</text:span><text:span text:style-name="T32">"</text:span><text:span text:style-name="T33">;</text:span><text:line-break/><text:span text:style-name="T33"> <text:s text:c="11"/></text:span><text:span text:style-name="T35">}</text:span><text:line-break/><text:span text:style-name="T35"> <text:s text:c="7"/>}</text:span><text:line-break/><text:span text:style-name="T35"> <text:s text:c="7"/></text:span><text:span text:style-name="T33">else if</text:span><text:span text:style-name="T35">(command </text:span><text:span text:style-name="T39">== </text:span><text:span text:style-name="T32">"heartbeat"</text:span><text:span text:style-name="T35">){</text:span><text:line-break/><text:span text:style-name="T35"> <text:s text:c="11"/></text:span><text:span text:style-name="T33">int </text:span><text:span text:style-name="T35">TIME</text:span><text:span text:style-name="T33">;</text:span><text:line-break/><text:span text:style-name="T33"> <text:s text:c="11"/></text:span><text:span text:style-name="T34">std</text:span><text:span text:style-name="T35">::cin</text:span><text:span text:style-name="T39">&gt;&gt;</text:span><text:span text:style-name="T35">TIME</text:span><text:span text:style-name="T33">;</text:span><text:line-break/><text:span text:style-name="T33"> <text:s text:c="11"/>for </text:span><text:span text:style-name="T35">(</text:span><text:span text:style-name="T33">int </text:span><text:span text:style-name="T35">i = </text:span><text:span text:style-name="T38">0</text:span><text:span text:style-name="T33">; </text:span><text:span text:style-name="T35">i &lt; branches.size()</text:span><text:span text:style-name="T33">; </text:span><text:span text:style-name="T35">++i) {</text:span><text:line-break/><text:span text:style-name="T35"> <text:s text:c="15"/>send_message(branches</text:span><text:span text:style-name="T39">[</text:span><text:span text:style-name="T35">i</text:span><text:span text:style-name="T39">]</text:span><text:span text:style-name="T33">, </text:span><text:span text:style-name="T34">std</text:span><text:span text:style-name="T35">::to_string(i) </text:span><text:span text:style-name="T39">+ </text:span><text:span text:style-name="T32">" heartbeat " </text:span><text:span text:style-name="T39">+ </text:span><text:span text:style-name="T34">std</text:span><text:span text:style-name="T35">::to_string(TIME))</text:span><text:span text:style-name="T33">;</text:span><text:line-break/><text:span text:style-name="T33"> <text:s text:c="15"/></text:span><text:span text:style-name="T34">std</text:span><text:span text:style-name="T35">::cout </text:span><text:span text:style-name="T39">&lt;&lt; </text:span><text:span text:style-name="T35">receive_message(branches</text:span><text:span text:style-name="T39">[</text:span><text:span text:style-name="T35">i</text:span><text:span text:style-name="T39">]</text:span><text:span text:style-name="T35">) </text:span><text:span text:style-name="T39">&lt;&lt; </text:span><text:span text:style-name="T32">"</text:span><text:span text:style-name="T33">\n</text:span><text:span text:style-name="T32">"</text:span><text:span text:style-name="T33">;</text:span><text:line-break/><text:span text:style-name="T33"> <text:s text:c="11"/></text:span><text:span text:style-name="T35">}</text:span><text:line-break/><text:span text:style-name="T35"> <text:s text:c="7"/>}</text:span><text:line-break/><text:span text:style-name="T35"> <text:s text:c="7"/></text:span><text:span text:style-name="T33">else if </text:span><text:span text:style-name="T35">(command </text:span><text:span text:style-name="T39">== </text:span><text:span text:style-name="T32">"exit"</text:span><text:span text:style-name="T35">) {</text:span><text:line-break/><text:span text:style-name="T35"> <text:s text:c="11"/></text:span><text:span text:style-name="T33">for </text:span><text:span text:style-name="T35">(</text:span><text:span text:style-name="T40">size_t </text:span><text:span text:style-name="T35">i = </text:span><text:span text:style-name="T38">0</text:span><text:span text:style-name="T33">; </text:span><text:span text:style-name="T35">i &lt; branches.size()</text:span><text:span text:style-name="T33">; </text:span><text:span text:style-name="T35">++i) {</text:span><text:line-break/><text:span text:style-name="T35"> <text:s text:c="15"/></text:span><text:span text:style-name="T33">int </text:span><text:span text:style-name="T35">first_node_id = network.GetFirstId(i)</text:span><text:span text:style-name="T33">;</text:span><text:line-break/><text:span text:style-name="T33"> <text:s text:c="15"/></text:span><text:span text:style-name="T35">send_message(branches</text:span><text:span text:style-name="T39">[</text:span><text:span text:style-name="T35">i</text:span><text:span text:style-name="T39">]</text:span><text:span text:style-name="T33">, </text:span><text:span text:style-name="T34">std</text:span><text:span text:style-name="T35">::to_string(first_node_id) </text:span><text:span text:style-name="T39">+ </text:span><text:span text:style-name="T32">" </text:span><text:soft-page-break/><text:span text:style-name="T32">remove"</text:span><text:span text:style-name="T35">)</text:span><text:span text:style-name="T33">;</text:span><text:line-break/><text:span text:style-name="T33"> <text:s text:c="15"/></text:span><text:span text:style-name="T34">std</text:span><text:span text:style-name="T35">::</text:span><text:span text:style-name="T40">string </text:span><text:span text:style-name="T35">reply = receive_message(branches</text:span><text:span text:style-name="T39">[</text:span><text:span text:style-name="T35">i</text:span><text:span text:style-name="T39">]</text:span><text:span text:style-name="T35">)</text:span><text:span text:style-name="T33">;</text:span><text:line-break/><text:span text:style-name="T33"> <text:s text:c="15"/>if </text:span><text:span text:style-name="T35">(reply </text:span><text:span text:style-name="T39">!= </text:span><text:span text:style-name="T32">"OK"</text:span><text:span text:style-name="T35">) {</text:span><text:line-break/><text:span text:style-name="T35"> <text:s text:c="19"/></text:span><text:span text:style-name="T34">std</text:span><text:span text:style-name="T35">::cout </text:span><text:span text:style-name="T39">&lt;&lt; </text:span><text:span text:style-name="T35">reply </text:span><text:span text:style-name="T39">&lt;&lt; </text:span><text:span text:style-name="T32">"</text:span><text:span text:style-name="T33">\n</text:span><text:span text:style-name="T32">"</text:span><text:span text:style-name="T33">;</text:span><text:line-break/><text:span text:style-name="T33"> <text:s text:c="15"/></text:span><text:span text:style-name="T35">} </text:span><text:span text:style-name="T33">else </text:span><text:span text:style-name="T35">{</text:span><text:line-break/><text:span text:style-name="T35"> <text:s text:c="19"/>unbind(branches</text:span><text:span text:style-name="T39">[</text:span><text:span text:style-name="T35">i</text:span><text:span text:style-name="T39">]</text:span><text:span text:style-name="T33">, </text:span><text:span text:style-name="T35">first_node_id)</text:span><text:span text:style-name="T33">;</text:span><text:line-break/><text:span text:style-name="T33"> <text:s text:c="15"/></text:span><text:span text:style-name="T35">}</text:span><text:line-break/><text:span text:style-name="T35"> <text:s text:c="11"/>}</text:span><text:line-break/><text:span text:style-name="T35"> <text:s text:c="11"/>exit(</text:span><text:span text:style-name="T38">0</text:span><text:span text:style-name="T35">)</text:span><text:span text:style-name="T33">;</text:span><text:line-break/><text:span text:style-name="T33"> <text:s text:c="7"/></text:span><text:span text:style-name="T35">} </text:span><text:span text:style-name="T33">else </text:span><text:span text:style-name="T35">{</text:span><text:line-break/><text:span text:style-name="T35"> <text:s text:c="11"/></text:span><text:span text:style-name="T34">std</text:span><text:span text:style-name="T35">::cout </text:span><text:span text:style-name="T39">&lt;&lt; </text:span><text:span text:style-name="T32">"Incorrect command &gt;" </text:span><text:span text:style-name="T39">&lt;&lt; </text:span><text:span text:style-name="T35">command </text:span><text:span text:style-name="T39">&lt;&lt; </text:span><text:span text:style-name="T32">"&lt;!</text:span><text:span text:style-name="T33">\n</text:span><text:span text:style-name="T32">"</text:span><text:span text:style-name="T33">;</text:span><text:line-break/><text:span text:style-name="T33"> <text:s text:c="7"/></text:span><text:span text:style-name="T35">}</text:span><text:line-break/><text:span text:style-name="T35"> <text:s text:c="3"/>}</text:span><text:line-break/><text:span text:style-name="T35">}</text:span></text:p>
      <text:p text:style-name="P53">node.cpp</text:p>
      <text:p text:style-name="P53"><text:span text:style-name="T29">#include </text:span><text:span text:style-name="T32">&lt;iostream&gt;</text:span><text:line-break/><text:span text:style-name="T29">#include </text:span><text:span text:style-name="T32">&lt;unistd.h&gt;</text:span><text:line-break/><text:span text:style-name="T29">#include </text:span><text:span text:style-name="T32">&lt;string&gt;</text:span><text:line-break/><text:span text:style-name="T29">#include </text:span><text:span text:style-name="T32">&lt;vector&gt;</text:span><text:line-break/><text:line-break/><text:span text:style-name="T29">#include </text:span><text:span text:style-name="T32">"zmq_functions.h"</text:span><text:line-break/><text:line-break/><text:line-break/><text:span text:style-name="T33">int </text:span><text:span text:style-name="T37">main</text:span><text:span text:style-name="T35">(</text:span><text:span text:style-name="T33">int </text:span><text:span text:style-name="T35">argc</text:span><text:span text:style-name="T33">, char </text:span><text:span text:style-name="T35">*argv[]) {</text:span><text:line-break/><text:span text:style-name="T35"> <text:s text:c="3"/></text:span><text:span text:style-name="T33">if </text:span><text:span text:style-name="T35">(argc != </text:span><text:span text:style-name="T38">2 </text:span><text:span text:style-name="T35">&amp;&amp; argc != </text:span><text:span text:style-name="T38">3</text:span><text:span text:style-name="T35">) {</text:span><text:line-break/><text:span text:style-name="T35"> <text:s text:c="7"/></text:span><text:span text:style-name="T34">std</text:span><text:span text:style-name="T35">::cout </text:span><text:span text:style-name="T39">&lt;&lt; </text:span><text:span text:style-name="T32">"Wrong arguments Not enough parameters!</text:span><text:span text:style-name="T33">\n</text:span><text:span text:style-name="T32">"</text:span><text:span text:style-name="T33">;</text:span><text:line-break/><text:span text:style-name="T33"> <text:s text:c="7"/></text:span><text:span text:style-name="T35">exit(</text:span><text:span text:style-name="T38">1</text:span><text:span text:style-name="T35">)</text:span><text:span text:style-name="T33">;</text:span><text:line-break/><text:span text:style-name="T33"> <text:s text:c="3"/></text:span><text:span text:style-name="T35">}</text:span><text:line-break/><text:span text:style-name="T35"> <text:s text:c="3"/></text:span><text:span text:style-name="T33">int </text:span><text:span text:style-name="T35">current_id = </text:span><text:span text:style-name="T34">std</text:span><text:span text:style-name="T35">::atoi(argv[</text:span><text:span text:style-name="T38">1</text:span><text:span text:style-name="T35">])</text:span><text:span text:style-name="T33">;</text:span><text:line-break/><text:span text:style-name="T33"> <text:s text:c="3"/>int </text:span><text:span text:style-name="T35">child_id = -</text:span><text:span text:style-name="T38">1</text:span><text:span text:style-name="T33">;</text:span><text:line-break/><text:span text:style-name="T33"> <text:s text:c="3"/>if </text:span><text:span text:style-name="T35">(argc == </text:span><text:span text:style-name="T38">3</text:span><text:span text:style-name="T35">) {</text:span><text:line-break/><text:span text:style-name="T35"> <text:s text:c="7"/>child_id = </text:span><text:span text:style-name="T34">std</text:span><text:span text:style-name="T35">::atoi(argv[</text:span><text:span text:style-name="T38">2</text:span><text:span text:style-name="T35">])</text:span><text:span text:style-name="T33">;</text:span><text:line-break/><text:span text:style-name="T33"> <text:s text:c="3"/></text:span><text:span text:style-name="T35">}</text:span><text:line-break/><text:span text:style-name="T35"> <text:s text:c="3"/></text:span><text:span text:style-name="T34">std</text:span><text:span text:style-name="T35">::</text:span><text:span text:style-name="T40">string </text:span><text:span text:style-name="T35">adr = argv[</text:span><text:span text:style-name="T38">1</text:span><text:span text:style-name="T35">]</text:span><text:span text:style-name="T33">;</text:span><text:line-break/><text:line-break/><text:span text:style-name="T33"> <text:s text:c="3"/></text:span><text:span text:style-name="T34">zmq</text:span><text:span text:style-name="T35">::</text:span><text:span text:style-name="T34">context_t </text:span><text:span text:style-name="T35">context</text:span><text:span text:style-name="T33">;</text:span><text:line-break/><text:span text:style-name="T33"> <text:s text:c="3"/></text:span><text:span text:style-name="T34">zmq</text:span><text:span text:style-name="T35">::</text:span><text:span text:style-name="T34">socket_t </text:span><text:span text:style-name="T35">parent_socket(context</text:span><text:span text:style-name="T33">, </text:span><text:span text:style-name="T31">ZMQ_REP</text:span><text:span text:style-name="T35">)</text:span><text:span text:style-name="T33">;</text:span><text:line-break/><text:span text:style-name="T33"> <text:s text:c="3"/></text:span><text:span text:style-name="T35">connect(parent_socket</text:span><text:span text:style-name="T33">, </text:span><text:span text:style-name="T35">current_id)</text:span><text:span text:style-name="T33">;</text:span><text:line-break/><text:line-break/><text:span text:style-name="T33"> <text:s text:c="3"/></text:span><text:span text:style-name="T34">zmq</text:span><text:span text:style-name="T35">::</text:span><text:span text:style-name="T34">socket_t </text:span><text:span text:style-name="T35">child_socket(context</text:span><text:span text:style-name="T33">, </text:span><text:span text:style-name="T31">ZMQ_REQ</text:span><text:span text:style-name="T35">)</text:span><text:span text:style-name="T33">;</text:span><text:line-break/><text:span text:style-name="T33"> <text:s text:c="3"/></text:span><text:span text:style-name="T35">child_socket.setsockopt(</text:span><text:span text:style-name="T31">ZMQ_SNDTIMEO</text:span><text:span text:style-name="T33">, </text:span><text:span text:style-name="T38">5000</text:span><text:span text:style-name="T35">)</text:span><text:span text:style-name="T33">;</text:span><text:line-break/><text:span text:style-name="T33"> <text:s text:c="3"/></text:span><text:span text:style-name="T35">parent_socket.setsockopt(</text:span><text:span text:style-name="T31">ZMQ_SNDTIMEO</text:span><text:span text:style-name="T33">, </text:span><text:span text:style-name="T38">5000</text:span><text:span text:style-name="T35">)</text:span><text:span text:style-name="T33">;</text:span><text:line-break/><text:line-break/><text:span text:style-name="T33"> <text:s text:c="3"/></text:span><text:span text:style-name="T34">std</text:span><text:span text:style-name="T35">::</text:span><text:span text:style-name="T40">string </text:span><text:span text:style-name="T35">message</text:span><text:span text:style-name="T33">;</text:span><text:line-break/><text:line-break/><text:span text:style-name="T33"> <text:s text:c="3"/>while </text:span><text:span text:style-name="T35">(</text:span><text:span text:style-name="T38">1</text:span><text:span text:style-name="T35">) {</text:span><text:line-break/><text:span text:style-name="T35"> <text:s text:c="7"/></text:span><text:span text:style-name="T34">zmq</text:span><text:span text:style-name="T35">::</text:span><text:span text:style-name="T34">message_t </text:span><text:span text:style-name="T35">message_main</text:span><text:span text:style-name="T33">;</text:span><text:line-break/><text:span text:style-name="T33"> <text:s text:c="7"/></text:span><text:span text:style-name="T35">message </text:span><text:span text:style-name="T39">= </text:span><text:span text:style-name="T35">receive_message(parent_socket)</text:span><text:span text:style-name="T33">;</text:span><text:line-break/><text:span text:style-name="T33"> <text:s text:c="7"/></text:span><text:span text:style-name="T34">std</text:span><text:span text:style-name="T35">::</text:span><text:span text:style-name="T40">string </text:span><text:span text:style-name="T35">recieved_message(</text:span><text:span text:style-name="T33">static_cast</text:span><text:span text:style-name="T35">&lt;</text:span><text:span text:style-name="T33">char</text:span><text:span text:style-name="T35">*&gt;(message_main.data())</text:span><text:span text:style-name="T33">, </text:span><text:span text:style-name="T35">message_main.size())</text:span><text:span text:style-name="T33">;</text:span><text:line-break/><text:span text:style-name="T33"> <text:s text:c="7"/></text:span><text:span text:style-name="T34">std</text:span><text:span text:style-name="T35">::</text:span><text:span text:style-name="T40">istringstream </text:span><text:span text:style-name="T35">request(message)</text:span><text:span text:style-name="T33">;</text:span><text:line-break/><text:soft-page-break/><text:span text:style-name="T33"> <text:s text:c="7"/>int </text:span><text:span text:style-name="T35">dest_id</text:span><text:span text:style-name="T33">;</text:span><text:line-break/><text:line-break/><text:span text:style-name="T33"> <text:s text:c="7"/></text:span><text:span text:style-name="T35">request </text:span><text:span text:style-name="T39">&gt;&gt; </text:span><text:span text:style-name="T35">dest_id</text:span><text:span text:style-name="T33">;</text:span><text:line-break/><text:line-break/><text:span text:style-name="T33"> <text:s text:c="7"/></text:span><text:span text:style-name="T34">std</text:span><text:span text:style-name="T35">::</text:span><text:span text:style-name="T40">string </text:span><text:span text:style-name="T35">command</text:span><text:span text:style-name="T33">;</text:span><text:line-break/><text:span text:style-name="T33"> <text:s text:c="7"/></text:span><text:span text:style-name="T35">request </text:span><text:span text:style-name="T39">&gt;&gt; </text:span><text:span text:style-name="T35">command</text:span><text:span text:style-name="T33">;</text:span><text:line-break/><text:line-break/><text:span text:style-name="T33"> <text:s text:c="7"/>if</text:span><text:span text:style-name="T35">(command </text:span><text:span text:style-name="T39">== </text:span><text:span text:style-name="T32">"heartbeat"</text:span><text:span text:style-name="T35">) {</text:span><text:line-break/><text:span text:style-name="T35"> <text:s text:c="11"/></text:span><text:span text:style-name="T34">std</text:span><text:span text:style-name="T35">::</text:span><text:span text:style-name="T40">string </text:span><text:span text:style-name="T35">ans = </text:span><text:span text:style-name="T34">std</text:span><text:span text:style-name="T35">::to_string(current_id) </text:span><text:span text:style-name="T39">+ </text:span><text:span text:style-name="T32">":Ok; "</text:span><text:span text:style-name="T33">;</text:span><text:line-break/><text:span text:style-name="T33"> <text:s text:c="11"/>if </text:span><text:span text:style-name="T35">(child_id != -</text:span><text:span text:style-name="T38">1</text:span><text:span text:style-name="T35">) {</text:span><text:line-break/><text:span text:style-name="T35"> <text:s text:c="15"/></text:span><text:span text:style-name="T33">int </text:span><text:span text:style-name="T35">timeout</text:span><text:span text:style-name="T33">;</text:span><text:line-break/><text:span text:style-name="T33"> <text:s text:c="15"/></text:span><text:span text:style-name="T35">request </text:span><text:span text:style-name="T39">&gt;&gt; </text:span><text:span text:style-name="T35">timeout</text:span><text:span text:style-name="T33">;</text:span><text:line-break/><text:span text:style-name="T33"> <text:s text:c="15"/>int </text:span><text:span text:style-name="T35">fl = </text:span><text:span text:style-name="T38">0</text:span><text:span text:style-name="T33">;</text:span><text:line-break/><text:span text:style-name="T33"> <text:s text:c="15"/>for </text:span><text:span text:style-name="T35">(</text:span><text:span text:style-name="T33">int </text:span><text:span text:style-name="T35">att=</text:span><text:span text:style-name="T38">0</text:span><text:span text:style-name="T33">; </text:span><text:span text:style-name="T35">att &lt; </text:span><text:span text:style-name="T38">4</text:span><text:span text:style-name="T33">; </text:span><text:span text:style-name="T35">att++) {</text:span><text:line-break/><text:span text:style-name="T35"> <text:s text:c="19"/>send_message(child_socket</text:span><text:span text:style-name="T33">, </text:span><text:span text:style-name="T35">message)</text:span><text:span text:style-name="T33">;</text:span><text:line-break/><text:span text:style-name="T33"> <text:s text:c="19"/></text:span><text:span text:style-name="T34">std</text:span><text:span text:style-name="T35">::</text:span><text:span text:style-name="T40">string </text:span><text:span text:style-name="T35">repl = receive_message(child_socket)</text:span><text:span text:style-name="T33">;</text:span><text:line-break/><text:span text:style-name="T33"> <text:s text:c="19"/>if </text:span><text:span text:style-name="T35">(repl </text:span><text:span text:style-name="T39">!= </text:span><text:span text:style-name="T32">"Error ......"</text:span><text:span text:style-name="T35">) {</text:span><text:line-break/><text:span text:style-name="T35"> <text:s text:c="23"/>ans </text:span><text:span text:style-name="T39">+= </text:span><text:span text:style-name="T35">repl</text:span><text:span text:style-name="T33">;</text:span><text:line-break/><text:span text:style-name="T33"> <text:s text:c="23"/></text:span><text:span text:style-name="T35">fl = </text:span><text:span text:style-name="T38">1</text:span><text:span text:style-name="T33">;</text:span><text:line-break/><text:span text:style-name="T33"> <text:s text:c="23"/>break;</text:span><text:line-break/><text:span text:style-name="T33"> <text:s text:c="19"/></text:span><text:span text:style-name="T35">}</text:span><text:line-break/><text:span text:style-name="T35"> <text:s text:c="19"/>sleep(timeout/</text:span><text:span text:style-name="T38">1000</text:span><text:span text:style-name="T35">)</text:span><text:span text:style-name="T33">;</text:span><text:line-break/><text:span text:style-name="T33"> <text:s text:c="15"/></text:span><text:span text:style-name="T35">}</text:span><text:line-break/><text:span text:style-name="T35"> <text:s text:c="15"/></text:span><text:span text:style-name="T33">if </text:span><text:span text:style-name="T35">(fl == </text:span><text:span text:style-name="T38">0</text:span><text:span text:style-name="T35">) {ans </text:span><text:span text:style-name="T39">+= </text:span><text:span text:style-name="T32">"Node " </text:span><text:span text:style-name="T39">+ </text:span><text:span text:style-name="T34">std</text:span><text:span text:style-name="T35">::to_string(child_id) </text:span><text:span text:style-name="T39">+ </text:span><text:span text:style-name="T32">" is not avail"</text:span><text:span text:style-name="T33">;</text:span><text:span text:style-name="T35">}</text:span><text:line-break/><text:span text:style-name="T35"> <text:s text:c="11"/>}</text:span><text:line-break/><text:span text:style-name="T35"> <text:s text:c="11"/>send_message(parent_socket</text:span><text:span text:style-name="T33">, </text:span><text:span text:style-name="T35">ans)</text:span><text:span text:style-name="T33">;</text:span><text:line-break/><text:span text:style-name="T33"> <text:s text:c="7"/></text:span><text:span text:style-name="T35">}</text:span><text:line-break/><text:span text:style-name="T35"> <text:s text:c="7"/></text:span><text:span text:style-name="T33">else if </text:span><text:span text:style-name="T35">(dest_id == current_id) {</text:span><text:line-break/><text:span text:style-name="T35"> <text:s text:c="11"/></text:span><text:span text:style-name="T33">if </text:span><text:span text:style-name="T35">(command </text:span><text:span text:style-name="T39">== </text:span><text:span text:style-name="T32">"pid"</text:span><text:span text:style-name="T35">) {</text:span><text:line-break/><text:span text:style-name="T35"> <text:s text:c="15"/>send_message(parent_socket</text:span><text:span text:style-name="T33">, </text:span><text:span text:style-name="T32">"OK: " </text:span><text:span text:style-name="T39">+ </text:span><text:span text:style-name="T34">std</text:span><text:span text:style-name="T35">::to_string(getpid()))</text:span><text:span text:style-name="T33">;</text:span><text:line-break/><text:span text:style-name="T33"> <text:s text:c="11"/></text:span><text:span text:style-name="T35">} </text:span><text:span text:style-name="T33">else if </text:span><text:span text:style-name="T35">(command </text:span><text:span text:style-name="T39">== </text:span><text:span text:style-name="T32">"create"</text:span><text:span text:style-name="T35">) {</text:span><text:line-break/><text:span text:style-name="T35"> <text:s text:c="15"/></text:span><text:span text:style-name="T33">int </text:span><text:span text:style-name="T35">new_child_id</text:span><text:span text:style-name="T33">;</text:span><text:line-break/><text:span text:style-name="T33"> <text:s text:c="15"/></text:span><text:span text:style-name="T35">request </text:span><text:span text:style-name="T39">&gt;&gt; </text:span><text:span text:style-name="T35">new_child_id</text:span><text:span text:style-name="T33">;</text:span><text:line-break/><text:span text:style-name="T33"> <text:s text:c="15"/>if </text:span><text:span text:style-name="T35">(child_id != -</text:span><text:span text:style-name="T38">1</text:span><text:span text:style-name="T35">) {</text:span><text:line-break/><text:span text:style-name="T35"> <text:s text:c="19"/>unbind(child_socket</text:span><text:span text:style-name="T33">, </text:span><text:span text:style-name="T35">child_id)</text:span><text:span text:style-name="T33">;</text:span><text:line-break/><text:span text:style-name="T33"> <text:s text:c="15"/></text:span><text:span text:style-name="T35">}</text:span><text:line-break/><text:span text:style-name="T35"> <text:s text:c="15"/>bind(child_socket</text:span><text:span text:style-name="T33">, </text:span><text:span text:style-name="T35">new_child_id)</text:span><text:span text:style-name="T33">;</text:span><text:line-break/><text:span text:style-name="T33"> <text:s text:c="15"/></text:span><text:span text:style-name="T40">pid_t </text:span><text:span text:style-name="T35">pid = fork()</text:span><text:span text:style-name="T33">;</text:span><text:line-break/><text:span text:style-name="T33"> <text:s text:c="15"/>if </text:span><text:span text:style-name="T35">(pid &lt; </text:span><text:span text:style-name="T38">0</text:span><text:span text:style-name="T35">) {</text:span><text:line-break/><text:span text:style-name="T35"> <text:s text:c="19"/>perror(</text:span><text:span text:style-name="T32">"Can't create new process!</text:span><text:span text:style-name="T33">\n</text:span><text:span text:style-name="T32">"</text:span><text:span text:style-name="T35">)</text:span><text:span text:style-name="T33">;</text:span><text:line-break/><text:span text:style-name="T33"> <text:s text:c="19"/></text:span><text:span text:style-name="T35">exit(</text:span><text:span text:style-name="T38">1</text:span><text:span text:style-name="T35">)</text:span><text:span text:style-name="T33">;</text:span><text:line-break/><text:span text:style-name="T33"> <text:s text:c="15"/></text:span><text:span text:style-name="T35">}</text:span><text:line-break/><text:span text:style-name="T35"> <text:s text:c="15"/></text:span><text:span text:style-name="T33">if </text:span><text:span text:style-name="T35">(pid == </text:span><text:span text:style-name="T38">0</text:span><text:span text:style-name="T35">) {</text:span><text:line-break/><text:span text:style-name="T35"> <text:s text:c="19"/>execl(</text:span><text:span text:style-name="T32">"node"</text:span><text:span text:style-name="T33">, </text:span><text:span text:style-name="T32">"node"</text:span><text:span text:style-name="T33">, </text:span><text:span text:style-name="T34">std</text:span><text:span text:style-name="T35">::to_string(new_child_id).c_str()</text:span><text:span text:style-name="T33">, </text:span><text:span text:style-name="T34">std</text:span><text:span text:style-name="T35">::to_string(child_id).c_str()</text:span><text:span text:style-name="T33">, </text:span><text:span text:style-name="T31">NULL</text:span><text:span text:style-name="T35">)</text:span><text:span text:style-name="T33">;</text:span><text:line-break/><text:span text:style-name="T33"> <text:s text:c="19"/></text:span><text:span text:style-name="T35">perror(</text:span><text:span text:style-name="T32">"Can't create new process!</text:span><text:span text:style-name="T33">\n</text:span><text:span text:style-name="T32">"</text:span><text:span text:style-name="T35">)</text:span><text:span text:style-name="T33">;</text:span><text:line-break/><text:span text:style-name="T33"> <text:s text:c="19"/></text:span><text:span text:style-name="T35">exit(</text:span><text:span text:style-name="T38">1</text:span><text:span text:style-name="T35">)</text:span><text:span text:style-name="T33">;</text:span><text:line-break/><text:span text:style-name="T33"> <text:s text:c="15"/></text:span><text:span text:style-name="T35">}</text:span><text:line-break/><text:span text:style-name="T35"> <text:s text:c="15"/>send_message(child_socket</text:span><text:span text:style-name="T33">, </text:span><text:span text:style-name="T34">std</text:span><text:span text:style-name="T35">::to_string(new_child_id) </text:span><text:span text:style-name="T39">+ </text:span><text:span text:style-name="T32">"pid"</text:span><text:span text:style-name="T35">)</text:span><text:span text:style-name="T33">;</text:span><text:line-break/><text:span text:style-name="T33"> <text:s text:c="15"/></text:span><text:span text:style-name="T35">child_id = new_child_id</text:span><text:span text:style-name="T33">;</text:span><text:line-break/><text:span text:style-name="T33"> <text:s text:c="15"/></text:span><text:span text:style-name="T35">send_message(parent_socket</text:span><text:span text:style-name="T33">, </text:span><text:span text:style-name="T35">receive_message(child_socket))</text:span><text:span text:style-name="T33">;</text:span><text:line-break/><text:soft-page-break/><text:span text:style-name="T33"> <text:s text:c="11"/></text:span><text:span text:style-name="T35">} </text:span><text:span text:style-name="T33">else if </text:span><text:span text:style-name="T35">(command </text:span><text:span text:style-name="T39">== </text:span><text:span text:style-name="T32">"remove"</text:span><text:span text:style-name="T35">) {</text:span><text:line-break/><text:span text:style-name="T35"> <text:s text:c="15"/>send_message(parent_socket</text:span><text:span text:style-name="T33">, </text:span><text:span text:style-name="T32">"OK"</text:span><text:span text:style-name="T35">)</text:span><text:span text:style-name="T33">;</text:span><text:line-break/><text:span text:style-name="T33"> <text:s text:c="15"/></text:span><text:span text:style-name="T35">disconnect(parent_socket</text:span><text:span text:style-name="T33">, </text:span><text:span text:style-name="T35">current_id)</text:span><text:span text:style-name="T33">;</text:span><text:line-break/><text:span text:style-name="T33"> <text:s text:c="15"/>break;</text:span><text:line-break/><text:span text:style-name="T33"> <text:s text:c="11"/></text:span><text:span text:style-name="T35">}</text:span><text:line-break/><text:span text:style-name="T35"> <text:s text:c="11"/></text:span><text:span text:style-name="T33">else if </text:span><text:span text:style-name="T35">(command </text:span><text:span text:style-name="T39">== </text:span><text:span text:style-name="T32">"exec"</text:span><text:span text:style-name="T35">) {</text:span><text:line-break/><text:span text:style-name="T35"> <text:s text:c="15"/></text:span><text:span text:style-name="T34">std</text:span><text:span text:style-name="T35">::</text:span><text:span text:style-name="T40">string </text:span><text:span text:style-name="T35">msg = </text:span><text:span text:style-name="T32">"OK: "</text:span><text:span text:style-name="T33">;</text:span><text:line-break/><text:span text:style-name="T33"> <text:s text:c="15"/></text:span><text:span text:style-name="T34">std</text:span><text:span text:style-name="T35">::</text:span><text:span text:style-name="T40">string </text:span><text:span text:style-name="T35">str</text:span><text:span text:style-name="T33">;</text:span><text:line-break/><text:span text:style-name="T33"> <text:s text:c="15"/></text:span><text:span text:style-name="T34">std</text:span><text:span text:style-name="T35">::</text:span><text:span text:style-name="T40">string </text:span><text:span text:style-name="T35">sub</text:span><text:span text:style-name="T33">;</text:span><text:line-break/><text:span text:style-name="T33"> <text:s text:c="15"/></text:span><text:span text:style-name="T35">request </text:span><text:span text:style-name="T39">&gt;&gt; </text:span><text:span text:style-name="T35">str</text:span><text:span text:style-name="T33">;</text:span><text:line-break/><text:span text:style-name="T33"> <text:s text:c="15"/></text:span><text:span text:style-name="T35">request </text:span><text:span text:style-name="T39">&gt;&gt; </text:span><text:span text:style-name="T35">sub</text:span><text:span text:style-name="T33">;</text:span><text:line-break/><text:span text:style-name="T33"> <text:s text:c="15"/></text:span><text:span text:style-name="T34">std</text:span><text:span text:style-name="T35">::</text:span><text:span text:style-name="T34">vector</text:span><text:span text:style-name="T35">&lt;</text:span><text:span text:style-name="T40">size_t</text:span><text:span text:style-name="T35">&gt; positions</text:span><text:span text:style-name="T33">;</text:span><text:line-break/><text:line-break/><text:span text:style-name="T33"> <text:s text:c="15"/></text:span><text:span text:style-name="T40">size_t </text:span><text:span text:style-name="T35">pos = str.find(sub</text:span><text:span text:style-name="T33">, </text:span><text:span text:style-name="T38">0</text:span><text:span text:style-name="T35">)</text:span><text:span text:style-name="T33">;</text:span><text:line-break/><text:span text:style-name="T33"> <text:s text:c="15"/>while</text:span><text:span text:style-name="T35">(pos != </text:span><text:span text:style-name="T34">std</text:span><text:span text:style-name="T35">::</text:span><text:span text:style-name="T40">string</text:span><text:span text:style-name="T35">::</text:span><text:span text:style-name="T36">npos</text:span><text:span text:style-name="T35">)</text:span><text:line-break/><text:span text:style-name="T35"> <text:s text:c="15"/>{</text:span><text:line-break/><text:span text:style-name="T35"> <text:s text:c="19"/>positions.push_back(pos)</text:span><text:span text:style-name="T33">;</text:span><text:line-break/><text:span text:style-name="T33"> <text:s text:c="19"/></text:span><text:span text:style-name="T35">pos = str.find(sub</text:span><text:span text:style-name="T33">,</text:span><text:span text:style-name="T35">pos+</text:span><text:span text:style-name="T38">1</text:span><text:span text:style-name="T35">)</text:span><text:span text:style-name="T33">;</text:span><text:line-break/><text:span text:style-name="T33"> <text:s text:c="15"/></text:span><text:span text:style-name="T35">}</text:span><text:line-break/><text:span text:style-name="T35"> <text:s text:c="15"/></text:span><text:span text:style-name="T33">if </text:span><text:span text:style-name="T35">(positions.size() == </text:span><text:span text:style-name="T38">0</text:span><text:span text:style-name="T35">) {</text:span><text:line-break/><text:span text:style-name="T35"> <text:s text:c="19"/>msg </text:span><text:span text:style-name="T39">= </text:span><text:span text:style-name="T32">"Error: pattern is wrong"</text:span><text:span text:style-name="T33">;</text:span><text:line-break/><text:span text:style-name="T33"> <text:s text:c="15"/></text:span><text:span text:style-name="T35">} </text:span><text:span text:style-name="T33">else </text:span><text:span text:style-name="T35">{</text:span><text:line-break/><text:span text:style-name="T35"> <text:s text:c="19"/></text:span><text:span text:style-name="T33">for</text:span><text:span text:style-name="T35">(</text:span><text:span text:style-name="T40">size_t </text:span><text:span text:style-name="T35">position : positions) {</text:span><text:line-break/><text:span text:style-name="T35"> <text:s text:c="22"/>msg </text:span><text:span text:style-name="T39">+= </text:span><text:span text:style-name="T34">std</text:span><text:span text:style-name="T35">::to_string(position) </text:span><text:span text:style-name="T39">+ </text:span><text:span text:style-name="T32">", "</text:span><text:span text:style-name="T33">;</text:span><text:line-break/><text:span text:style-name="T33"> <text:s text:c="19"/></text:span><text:span text:style-name="T35">}</text:span><text:line-break/><text:span text:style-name="T35"> <text:s text:c="19"/>msg</text:span><text:span text:style-name="T39">[</text:span><text:span text:style-name="T35">msg.length()-</text:span><text:span text:style-name="T38">2</text:span><text:span text:style-name="T39">] </text:span><text:span text:style-name="T35">= </text:span><text:span text:style-name="T32">';'</text:span><text:span text:style-name="T33">;</text:span><text:line-break/><text:span text:style-name="T33"> <text:s text:c="15"/></text:span><text:span text:style-name="T35">}</text:span><text:line-break/><text:span text:style-name="T35"> <text:s text:c="15"/>send_message(parent_socket</text:span><text:span text:style-name="T33">, </text:span><text:span text:style-name="T35">msg)</text:span><text:span text:style-name="T33">;</text:span><text:line-break/><text:span text:style-name="T33"> <text:s text:c="11"/></text:span><text:span text:style-name="T35">}</text:span><text:line-break/><text:span text:style-name="T35"> <text:s text:c="7"/>} </text:span><text:span text:style-name="T33">else if </text:span><text:span text:style-name="T35">(child_id != -</text:span><text:span text:style-name="T38">1</text:span><text:span text:style-name="T35">) {</text:span><text:line-break/><text:span text:style-name="T35"> <text:s text:c="11"/>send_message(child_socket</text:span><text:span text:style-name="T33">, </text:span><text:span text:style-name="T35">message)</text:span><text:span text:style-name="T33">;</text:span><text:line-break/><text:span text:style-name="T33"> <text:s text:c="11"/></text:span><text:span text:style-name="T35">send_message(parent_socket</text:span><text:span text:style-name="T33">, </text:span><text:span text:style-name="T35">receive_message(child_socket))</text:span><text:span text:style-name="T33">;</text:span><text:line-break/><text:span text:style-name="T33"> <text:s text:c="11"/>if </text:span><text:span text:style-name="T35">(child_id == dest_id &amp;&amp; command </text:span><text:span text:style-name="T39">== </text:span><text:span text:style-name="T32">"remove"</text:span><text:span text:style-name="T35">) {</text:span><text:line-break/><text:span text:style-name="T35"> <text:s text:c="15"/>child_id = -</text:span><text:span text:style-name="T38">1</text:span><text:span text:style-name="T33">;</text:span><text:line-break/><text:span text:style-name="T33"> <text:s text:c="11"/></text:span><text:span text:style-name="T35">}</text:span><text:line-break/><text:span text:style-name="T35"> <text:s text:c="7"/>} </text:span><text:span text:style-name="T33">else </text:span><text:span text:style-name="T35">{</text:span><text:line-break/><text:span text:style-name="T35"> <text:s text:c="11"/>send_message(parent_socket</text:span><text:span text:style-name="T33">, </text:span><text:span text:style-name="T32">"Error: node is unavailable!</text:span><text:span text:style-name="T33">\n</text:span><text:span text:style-name="T32">"</text:span><text:span text:style-name="T35">)</text:span><text:span text:style-name="T33">;</text:span><text:line-break/><text:span text:style-name="T33"> <text:s text:c="7"/></text:span><text:span text:style-name="T35">}</text:span><text:line-break/><text:span text:style-name="T35"> <text:s text:c="3"/>}</text:span><text:line-break/><text:span text:style-name="T35">}</text:span></text:p>
      <text:p text:style-name="P53"/>
      <text:p text:style-name="P25">Выводы</text:p>
      <text:p text:style-name="P24"/>
      <text:p text:style-name="P56">В ходе выполнения лабораторной работы я изучил основы работы с очередями сообщений ZeroMQ и реализовал программу с использованием этой библиотеки. Для достижения отказоустойчивости я пробовал разные способы связи, больше всего подошёл ZMQ_PAIR. Самым сложным в работе оказались удаление узла из сети и вставка узла между другими узлами. При <text:soft-page-break/>таких операциях нужно было переподключать сокеты на вычислительных узлах. </text:p>
      <text:p text:style-name="P57">Когда параллельных вычислений становится мало, на помощь приходят распределённые вычисления (распределение вычислений осуществляется уже не между потоками процессора, а между отдельными ЭВМ). Очереди сообщений используются для взаимодействия нескольких машин в одной большой сети. Опыт работы с ZeroMQ пригодится мне при настройке собственной системы распределённых вычислени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verdana" svg:font-family="verdana, arial, helvetica, sans-serif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3335in" fo:margin-bottom="0in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1665in" fo:margin-bottom="0.0835in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1528in" fo:margin-right="0in" fo:margin-top="0.0835in" fo:margin-bottom="0in" loext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305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0.458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0.611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0.7638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0.9165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1.0693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1.222in" fo:margin-right="0in" fo:margin-top="0in" fo:margin-bottom="0in" loext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3399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0_5f_bash" style:display-name="keyword0_bash" style:family="text">
      <style:text-properties fo:color="#000000" fo:font-style="normal" fo:font-weight="bold"/>
    </style:style>
    <style:style style:name="string_5f_bash" style:display-name="string_bash" style:family="text">
      <style:text-properties fo:color="#ff0000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2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2-01-11T23:11:18.258965742</dc:date>
    <meta:editing-cycles>11</meta:editing-cycles>
    <meta:editing-duration>PT31M45S</meta:editing-duration>
    <meta:generator>LibreOffice/6.4.7.2$Linux_X86_64 LibreOffice_project/40$Build-2</meta:generator>
    <meta:document-statistic meta:table-count="1" meta:image-count="0" meta:object-count="0" meta:page-count="12" meta:paragraph-count="81" meta:word-count="1590" meta:character-count="16012" meta:non-whitespace-character-count="1131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